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Major Architectural Update: Command Building vs Immediate Execution</text:span></text:p>
      <text:p text:style-name="Text_20_body"><text:span text:style-name="Strong_20_Emphasis">Problem Solved:</text:span></text:p>
      <text:list text:style-name="L1">
        <text:list-item>
          <text:p text:style-name="P1">Timing issues with natural language syntax (e.g., <text:span text:style-name="Source_20_Text">&amp;move file.txt &amp;to newfile.txt</text:span>) </text:p>
        </text:list-item>
        <text:list-item>
          <text:p text:style-name="P2"><text:span text:style-name="Source_20_Text">&amp;move</text:span> was executing before <text:span text:style-name="Source_20_Text">&amp;to</text:span> could set the destination </text:p>
        </text:list-item>
      </text:list>
      <text:p text:style-name="Text_20_body"><text:span text:style-name="Strong_20_Emphasis">New Architecture:</text:span></text:p>
      <text:list text:style-name="L2">
        <text:list-item>
          <text:p text:style-name="P3"><text:span text:style-name="Strong_20_Emphasis">Command Structure</text:span> - Added <text:span text:style-name="Source_20_Text">Command</text:span> struct to accumulate all command components </text:p>
        </text:list-item>
        <text:list-item>
          <text:p text:style-name="P3"><text:span text:style-name="Strong_20_Emphasis">Handler Functions</text:span> - Changed from immediate execution to command building </text:p>
        </text:list-item>
        <text:list-item>
          <text:p text:style-name="P3"><text:span text:style-name="Strong_20_Emphasis">Two-Phase Processing</text:span> - Parse/build phase, then execute phase </text:p>
        </text:list-item>
        <text:list-item>
          <text:p text:style-name="P4"><text:span text:style-name="Strong_20_Emphasis">Execution Engine</text:span> - <text:span text:style-name="Source_20_Text">execute_command()</text:span> runs fully constructed commands </text:p>
        </text:list-item>
      </text:list>
      <text:p text:style-name="Text_20_body"><text:span text:style-name="Strong_20_Emphasis">Code Changes:</text:span></text:p>
      <text:list text:style-name="L3">
        <text:list-item>
          <text:p text:style-name="P5">Removed <text:span text:style-name="Source_20_Text">ExecutionContext</text:span> in favor of <text:span text:style-name="Source_20_Text">Command</text:span> struct </text:p>
        </text:list-item>
        <text:list-item>
          <text:p text:style-name="P5">Modified all handlers to build commands instead of execute </text:p>
        </text:list-item>
        <text:list-item>
          <text:p text:style-name="P5">Added <text:span text:style-name="Source_20_Text">expand_tilde()</text:span> function for <text:span text:style-name="Source_20_Text">~/</text:span> path expansion </text:p>
        </text:list-item>
        <text:list-item>
          <text:p text:style-name="P6">Maintained fixed-size buffers and memory constraints </text:p>
        </text:list-item>
      </text:list>
      <text:p text:style-name="Text_20_body"><text:span text:style-name="Strong_20_Emphasis">Benefits:</text:span></text:p>
      <text:list text:style-name="L4">
        <text:list-item>
          <text:p text:style-name="P7">Solves all timing cases for natural language syntax </text:p>
        </text:list-item>
        <text:list-item>
          <text:p text:style-name="P7">Makes preprocessing (like tilde expansion) easy to add </text:p>
        </text:list-item>
        <text:list-item>
          <text:p text:style-name="P7">Preserves natural English word order </text:p>
        </text:list-item>
        <text:list-item>
          <text:p text:style-name="P7">Maintains streaming architecture principles </text:p>
        </text:list-item>
        <text:list-item>
          <text:p text:style-name="P8">Easier to debug and maintain </text:p>
        </text:list-item>
      </text:list>
      <text:p text:style-name="Text_20_body">The working move command demonstrates the architecture success. This pattern will work for <text:span text:style-name="Source_20_Text">&amp;find error &amp;in logs.txt</text:span>, <text:span text:style-name="Source_20_Text">&amp;copy source &amp;to dest</text:span>, etc.</text:p>
      <text:p text:style-name="Text_20_body">You can update the full design document in a separate session to capture these implementation details and architectural decisions.</text:p>
      <text:p text:style-name="Standard">Newbie Shell Design Document v2.1</text:p>
      <text:p text:style-name="Standard">CRITICAL ARCHITECTURAL DECISION: STREAMING CONTEXT MODEL</text:p>
      <text:p text:style-name="Standard">Memory Constraint: ExecutionContext must never store content data to avoid Vec memory explosion on</text:p>
      <text:p text:style-name="Standard">large datasets. Context stores only configuration state (flags, limits, modes) that guide streaming</text:p>
      <text:p text:style-name="Standard">operations.</text:p>
      <text:p text:style-name="Standard">Pattern:</text:p>
      <text:p text:style-name="Standard">Modifiers configure the processing pipeline by setting context flags</text:p>
      <text:p text:style-name="Standard">Action commands execute streaming operations using context as processing guidance</text:p>
      <text:p text:style-name="Standard">Data flows through without storage in intermediate structures</text:p>
      <text:p text:style-name="Standard">&amp;lines / &amp;chars set interpretation mode, &amp;first / &amp;last set limit counters</text:p>
      <text:p text:style-name="Standard">Implementation: Context remains lightweight configuration state. Streaming happens in action</text:p>
      <text:p text:style-name="Standard">commands with context providing processing parameters.</text:p>
      <text:p text:style-name="Standard">TODO LIST</text:p>
      <text:p text:style-name="Standard">Implementation Priority</text:p>
      <text:p text:style-name="Standard"><text:soft-page-break/>1. Core Parsing Engine ✓ COMPLETED</text:p>
      <text:p text:style-name="Standard">✓ Static keyword registry with function pointers implemented in Rust prototype</text:p>
      <text:p text:style-name="Standard">✓ Fixed-size buffers (MAX_ARGS_PER_KEYWORD = 8) for memory efficiency</text:p>
      <text:p text:style-name="Standard">✓ Streaming approach with line-based processing boundaries</text:p>
      <text:p text:style-name="Standard">✓ Universal &amp; prefixing enforced for all commands (including &amp;exit)</text:p>
      <text:p text:style-name="Standard">2. Basic Commands (Phase 1)</text:p>
      <text:p text:style-name="Standard">✓ &amp;show command with modifiers (&amp;numbered, &amp;first, &amp;last, &amp;lines, &amp;chars)</text:p>
      <text:p text:style-name="Standard">Phase 1a - Unit Modifiers (Foundation Layer):</text:p>
      <text:p text:style-name="Standard">&amp;lines modifier implementation (sets current_unit to Lines)</text:p>
      <text:p text:style-name="Standard">&amp;chars modifier implementation (sets current_unit to Chars)</text:p>
      <text:p text:style-name="Standard">Phase 1b - Numeric Modifiers (Dependent Layer):</text:p>
      <text:p text:style-name="Standard">&amp;first modifier implementation (parses number, uses current_unit)</text:p>
      <text:p text:style-name="Standard">&amp;last modifier implementation (parses number, uses current_unit)</text:p>
      <text:p text:style-name="Standard">&amp;numbered modifier implementation (display formatting)</text:p>
      <text:p text:style-name="Standard">&amp;original_numbers modifier implementation (display formatting)&amp;raw modifier implementation (bypass formatting)</text:p>
      <text:p text:style-name="Standard">Phase 1c - Action Commands:</text:p>
      <text:p text:style-name="Standard">&amp;find command with literal mode (no pattern matching initially)</text:p>
      <text:p text:style-name="Standard">Basic file operations (&amp;copy, &amp;move, &amp;remove)</text:p>
      <text:p text:style-name="Standard">✓ &amp;admin command architecture defined with bounded privilege scope</text:p>
      <text:p text:style-name="Standard">✓ &amp;call command architecture defined for external script execution</text:p>
      <text:p text:style-name="Standard">3. External Integration ✓ ARCHITECTURE DEFINED</text:p>
      <text:p text:style-name="Standard">&amp;call command for external script execution</text:p>
      <text:p text:style-name="Standard">Bidirectional interoperability: newbie script.ns from bash, &amp;call bash.sh from newbie</text:p>
      <text:p text:style-name="Standard">Clear handoff mechanisms between shell environments</text:p>
      <text:p text:style-name="Standard">4. Pattern Language (Phase 2)</text:p>
      <text:p text:style-name="Standard">Implement &amp;start...&amp;end structure with line-by-line streaming constraints</text:p>
      <text:p text:style-name="Standard">Start with basic character classes (&amp;letters, &amp;numbers, &amp;text)</text:p>
      <text:p text:style-name="Standard">Add quantified matching (&amp;numbers4, &amp;letters3) later</text:p>
      <text:p text:style-name="Standard">Defer proximity matching (&amp;within N words of) to later phases</text:p>
      <text:p text:style-name="Standard">5. Threading Architecture</text:p>
      <text:p text:style-name="Standard">Implement adaptive threading: max(1, cores - 2) worker threads</text:p>
      <text:p text:style-name="Standard">Reader/worker/writer pattern with line-based work units</text:p>
      <text:p text:style-name="Standard">Circular buffer for &amp;last N &amp;lines operations</text:p>
      <text:p text:style-name="Standard">6. Variable System</text:p>
      <text:p text:style-name="Standard">Implement &amp;v., &amp;system., &amp;global., &amp;process., &amp;network., &amp;config. namespaces</text:p>
      <text:p text:style-name="Standard">Transparent resolution: assignment-time for explicit values, query-time for system variables</text:p>
      <text:p text:style-name="Standard">7. Integration &amp; Polish</text:p>
      <text:p text:style-name="Standard">GNU tool integration via FFI</text:p>
      <text:p text:style-name="Standard">Pipeline operations (into syntax)</text:p>
      <text:p text:style-name="Standard">Configuration system</text:p>
      <text:p text:style-name="Standard">Error handling with helpful suggestions</text:p>
      <text:p text:style-name="Standard">MAJOR ARCHITECTURAL UPDATES</text:p>
      <text:p text:style-name="Standard">Universal &amp; Prefix System (UPDATED - NO EXCEPTIONS)</text:p>
      <text:p text:style-name="Standard">CRITICAL CHANGE: All commands now use the &amp; prefix without exception. This eliminates parsingambiguity discovered during implementation:</text:p>
      <text:p text:style-name="Standard">newbie</text:p>
      <text:p text:style-name="Standard">&amp;exit</text:p>
      <text:p text:style-name="Standard">&amp;show file.txt</text:p>
      <text:p text:style-name="Standard"><text:soft-page-break/># No longer just 'exit'</text:p>
      <text:p text:style-name="Standard"># All commands use &amp;prefix</text:p>
      <text:p text:style-name="Standard">&amp;admin &amp;copy files/ &amp;to backup/</text:p>
      <text:p text:style-name="Standard">&amp;call external_script.sh</text:p>
      <text:p text:style-name="Standard">Implementation Benefits:</text:p>
      <text:p text:style-name="Standard">Eliminates command/data context collisions</text:p>
      <text:p text:style-name="Standard">Simplifies parser state machine</text:p>
      <text:p text:style-name="Standard">Enables delimiter-free processing throughout</text:p>
      <text:p text:style-name="Standard">Consistent mental model for users</text:p>
      <text:p text:style-name="Standard">Core Parsing Engine (IMPLEMENTED)</text:p>
      <text:p text:style-name="Standard">The parsing engine now uses a static keyword registry with function pointers for O(1) command lookup:</text:p>
      <text:p text:style-name="Standard">rust</text:p>
      <text:p text:style-name="Standard">// Function pointer type for command handlers</text:p>
      <text:p text:style-name="Standard">type CommandHandler = fn(&amp;[&amp;str], &amp;mut ExecutionContext) -&gt; Result&lt;ExecutionResult, Box&lt;dyn Error&gt;&gt;;</text:p>
      <text:p text:style-name="Standard">// Static keyword registry - stays in RAM</text:p>
      <text:p text:style-name="Standard">static KEYWORDS: &amp;[KeywordEntry] = &amp;[</text:p>
      <text:p text:style-name="Standard">KeywordEntry { name: "&amp;exit", handler: handle_exit },</text:p>
      <text:p text:style-name="Standard">KeywordEntry { name: "&amp;show", handler: handle_show },</text:p>
      <text:p text:style-name="Standard">KeywordEntry { name: "&amp;find", handler: handle_find },</text:p>
      <text:p text:style-name="Standard">KeywordEntry { name: "&amp;admin", handler: handle_admin },</text:p>
      <text:p text:style-name="Standard">KeywordEntry { name: "&amp;call", handler: handle_call },</text:p>
      <text:p text:style-name="Standard">// ... additional commands</text:p>
      <text:p text:style-name="Standard">];</text:p>
      <text:p text:style-name="Standard">// Fixed-size buffers prevent memory expansion</text:p>
      <text:p text:style-name="Standard">const MAX_ARGS_PER_KEYWORD: usize = 8;</text:p>
      <text:p text:style-name="Standard">Architecture Advantages:</text:p>
      <text:p text:style-name="Standard">Function pointer dispatch eliminates runtime string matching overhead</text:p>
      <text:p text:style-name="Standard">Fixed-size argument buffers (8 args max per keyword) prevent memory bloatStatic registry enables compile-time verification of command handlers</text:p>
      <text:p text:style-name="Standard">Clear separation between parsing and execution phases</text:p>
      <text:p text:style-name="Standard">Execution Context Model:</text:p>
      <text:p text:style-name="Standard">rust</text:p>
      <text:p text:style-name="Standard">pub struct ExecutionContext {</text:p>
      <text:p text:style-name="Standard">pub first_n: Option&lt;usize&gt;,</text:p>
      <text:p text:style-name="Standard">pub last_n: Option&lt;usize&gt;,</text:p>
      <text:p text:style-name="Standard">pub current_unit: LineOrChar,</text:p>
      <text:p text:style-name="Standard">pub numbered: bool,</text:p>
      <text:p text:style-name="Standard">pub original_numbers: bool,</text:p>
      <text:p text:style-name="Standard">pub raw_mode: bool,</text:p>
      <text:p text:style-name="Standard">}</text:p>
      <text:p text:style-name="Standard">Command Handler Pattern:</text:p>
      <text:p text:style-name="Standard">Context Modifiers (&amp;first, &amp;last, &amp;numbered) update ExecutionContext and return Continue</text:p>
      <text:p text:style-name="Standard">Action Commands (&amp;show, &amp;copy) consume context, execute, and return Stop</text:p>
      <text:p text:style-name="Standard">Context resets between command lines for predictable behavior</text:p>
      <text:p text:style-name="Standard">Admin Command Architecture (NEW)</text:p>
      <text:p text:style-name="Standard">The &amp;admin command provides bounded privilege escalation with automatic cleanup:</text:p>
      <text:p text:style-name="Standard">newbie</text:p>
      <text:p text:style-name="Standard"><text:soft-page-break/>&amp;admin &amp;copy sensitive.conf &amp;to /etc/</text:p>
      <text:p text:style-name="Standard">&amp;admin &amp;show /var/log/secure &amp;last 50 &amp;lines</text:p>
      <text:p text:style-name="Standard">&amp;admin &amp;remove /tmp/old_files/ &amp;subdirs</text:p>
      <text:p text:style-name="Standard">Implementation Strategy:</text:p>
      <text:p text:style-name="Standard">Uses sudo for privilege escalation</text:p>
      <text:p text:style-name="Standard">Automatically calls sudo -k after command completion to clear cached credentials</text:p>
      <text:p text:style-name="Standard">Always positioned leftmost in command structure for clear privilege scope</text:p>
      <text:p text:style-name="Standard">Integrates with existing sudo configuration and audit systems</text:p>
      <text:p text:style-name="Standard">Security Model:</text:p>
      <text:p text:style-name="Standard">Each &amp;admin command is isolated - no persistent elevated privilegesBounded scope prevents privilege leakage to subsequent commands</text:p>
      <text:p text:style-name="Standard">Leverages battle-tested sudo mechanisms rather than custom privilege handling</text:p>
      <text:p text:style-name="Standard">Full audit trail through sudo logging infrastructure</text:p>
      <text:p text:style-name="Standard">Error Handling:</text:p>
      <text:p text:style-name="Standard">Error: &amp;admin must be leftmost modifier</text:p>
      <text:p text:style-name="Standard">Try: &amp;admin &amp;copy file.txt &amp;to /etc/ instead of &amp;copy &amp;admin file.txt &amp;to /etc/</text:p>
      <text:p text:style-name="Standard">Error: sudo access required for /etc/ - use &amp;admin prefix</text:p>
      <text:p text:style-name="Standard">Try: &amp;admin &amp;copy file.txt &amp;to /etc/</text:p>
      <text:p text:style-name="Standard">External Script Integration (NEW)</text:p>
      <text:p text:style-name="Standard">Bidirectional interoperability enables gradual adoption and mixed environments:</text:p>
      <text:p text:style-name="Standard">From Newbie to External Scripts:</text:p>
      <text:p text:style-name="Standard">newbie</text:p>
      <text:p text:style-name="Standard">&amp;call backup_script.sh</text:p>
      <text:p text:style-name="Standard">&amp;call python analyze_logs.py &amp;with /var/log/</text:p>
      <text:p text:style-name="Standard">&amp;call make &amp;with target=release</text:p>
      <text:p text:style-name="Standard">From Bash to Newbie:</text:p>
      <text:p text:style-name="Standard">bash</text:p>
      <text:p text:style-name="Standard">newbie daily_maintenance.ns</text:p>
      <text:p text:style-name="Standard">newbie script.ns | grep error</text:p>
      <text:p text:style-name="Standard">Design Principles:</text:p>
      <text:p text:style-name="Standard">Clean handoff between shell environments with preserved exit codes</text:p>
      <text:p text:style-name="Standard">Arguments passed through seamlessly: &amp;call script.sh &amp;with arg1 arg2</text:p>
      <text:p text:style-name="Standard">Environment variables inherited from calling shell</text:p>
      <text:p text:style-name="Standard">Standard input/output/error streams connected properly</text:p>
      <text:p text:style-name="Standard">Script isolation - each call is independent</text:p>
      <text:p text:style-name="Standard">Implementation Notes:Uses standard process spawning mechanisms</text:p>
      <text:p text:style-name="Standard">Inherits PATH and environment from calling shell</text:p>
      <text:p text:style-name="Standard">Supports both interactive and non-interactive script execution</text:p>
      <text:p text:style-name="Standard">Error codes propagated back to newbie for proper error handling</text:p>
      <text:p text:style-name="Standard">Technical Implementation Notes</text:p>
      <text:p text:style-name="Standard">Memory Management Strategy (CRITICAL CONSTRAINT)</text:p>
      <text:p text:style-name="Standard">Line-at-a-time Processing:</text:p>
      <text:p text:style-name="Standard">Natural boundaries for pattern matching state machine</text:p>
      <text:p text:style-name="Standard">Each line becomes discrete unit for complete pattern evaluation</text:p>
      <text:p text:style-name="Standard">Streaming with fixed-size buffers prevents memory expansion</text:p>
      <text:p text:style-name="Standard">CRITICAL: Never use Vec when processing data iteratively - it expands memory usage unpredictably. Use</text:p>
      <text:p text:style-name="Standard">streaming approaches with fixed-size buffers, iterators, or circular buffers for line-based processing. This</text:p>
      <text:p text:style-name="Standard"><text:soft-page-break/>is critical for the line-based streaming architecture and large file handling.</text:p>
      <text:p text:style-name="Standard">Fixed-Size Buffer Architecture:</text:p>
      <text:p text:style-name="Standard">rust</text:p>
      <text:p text:style-name="Standard">// Core parsing uses fixed buffers</text:p>
      <text:p text:style-name="Standard">let mut current_args: [Option&lt;&amp;str&gt;; MAX_ARGS_PER_KEYWORD] = [None; MAX_ARGS_PER_KEYWORD];</text:p>
      <text:p text:style-name="Standard">// Line processing maintains constant memory usage</text:p>
      <text:p text:style-name="Standard">let lines: Vec&lt;&amp;str&gt; = output.lines().collect(); // OK - finite line count</text:p>
      <text:p text:style-name="Standard">let selected_lines: Vec&lt;&amp;str&gt; = if let Some(n) = first_lines {</text:p>
      <text:p text:style-name="Standard">lines.into_iter().take(n).collect() // OK - bounded by n</text:p>
      <text:p text:style-name="Standard">} else { lines };</text:p>
      <text:p text:style-name="Standard">Compression Support</text:p>
      <text:p text:style-name="Standard">Add automatic compression format detection using magic bytes in file headers rather than relying on</text:p>
      <text:p text:style-name="Standard">extensions. Reader thread should detect:</text:p>
      <text:p text:style-name="Standard">gzip (1f 8b)</text:p>
      <text:p text:style-name="Standard">bzip2 (42 5a)</text:p>
      <text:p text:style-name="Standard">xz (fd 37 7a 58 5a 00)</text:p>
      <text:p text:style-name="Standard">zstd (28 b5 2f fd)Use appropriate Rust crates for decompression. Writer thread should support compression output when</text:p>
      <text:p text:style-name="Standard">&amp;compress modifier specified.</text:p>
      <text:p text:style-name="Standard">Format Conversion</text:p>
      <text:p text:style-name="Standard">Add &amp;with modifier support for both format conversion and compression:</text:p>
      <text:p text:style-name="Standard">newbie</text:p>
      <text:p text:style-name="Standard">&amp;copy data.csv &amp;to output.tsv &amp;with TSV</text:p>
      <text:p text:style-name="Standard">&amp;copy files/ &amp;to backup.tar.gz &amp;with TAR &amp;with gzip</text:p>
      <text:p text:style-name="Standard">Chaining &amp;with modifiers enables multiple transformations in sequence. This eliminates need for</text:p>
      <text:p text:style-name="Standard">separate format conversion commands while maintaining natural language syntax.</text:p>
      <text:p text:style-name="Standard">Executive Summary</text:p>
      <text:p text:style-name="Standard">Newbie is a modern, user-friendly Linux shell interpreter designed to complement traditional shells with</text:p>
      <text:p text:style-name="Standard">natural language commands and predictable behavior. Built in Rust with a threaded architecture, newbie</text:p>
      <text:p text:style-name="Standard">runs alongside existing shells (bash, zsh) rather than replacing them, allowing users to gradually adopt</text:p>
      <text:p text:style-name="Standard">natural language syntax while preserving existing workflows and infrastructure compatibility.</text:p>
      <text:p text:style-name="Standard">Natural Language Commands Example:</text:p>
      <text:p text:style-name="Standard">bash</text:p>
      <text:p text:style-name="Standard"># Traditional bash</text:p>
      <text:p text:style-name="Standard">grep 'error' /var/log/*.log | head -10</text:p>
      <text:p text:style-name="Standard"># Newbie equivalent</text:p>
      <text:p text:style-name="Standard">&amp;show &amp;find error &amp;in /var/log/*.log &amp;first 10 &amp;lines</text:p>
      <text:p text:style-name="Standard">Core Philosophy: Trading CPU Cycles for Cognitive Load Reduction</text:p>
      <text:p text:style-name="Standard">Newbie intentionally trades raw execution performance for dramatic improvements in user experience.</text:p>
      <text:p text:style-name="Standard">The design recognizes that modern computing bottlenecks are cognitive rather than computational -</text:p>
      <text:p text:style-name="Standard">users spend far more time debugging syntax errors, looking up command flags, and wrestling with</text:p>
      <text:p text:style-name="Standard">escaping rules than waiting for commands to execute. By accepting interpreter overhead, newbie</text:p>
      <text:p text:style-name="Standard">eliminates the primary sources of shell scripting frustration while leveraging multi-threading to maintain</text:p>
      <text:p text:style-name="Standard">competitive performance for I/O-intensive tasks.Deployment Model</text:p>
      <text:p text:style-name="Standard">Newbie operates as a separate interpreter invoked via:</text:p>
      <text:p text:style-name="Standard"><text:soft-page-break/>newbie - Interactive shell session</text:p>
      <text:p text:style-name="Standard">newbie script.ns - Execute newbie script files</text:p>
      <text:p text:style-name="Standard">Traditional bash scripts ( .sh ) continue working unchanged</text:p>
      <text:p text:style-name="Standard">This approach ensures zero disruption to existing infrastructure while enabling gradual adoption based</text:p>
      <text:p text:style-name="Standard">on user preference and task appropriateness.</text:p>
      <text:p text:style-name="Standard">Core Design Philosophy</text:p>
      <text:p text:style-name="Standard">Natural Language Over Cryptic Abbreviations</text:p>
      <text:p text:style-name="Standard">Commands use readable English words: &amp;find , &amp;show , &amp;copy , &amp;remove</text:p>
      <text:p text:style-name="Standard">Syntax follows natural language patterns: &amp;find error &amp;in logs.txt</text:p>
      <text:p text:style-name="Standard">No arbitrary abbreviations requiring memorization</text:p>
      <text:p text:style-name="Standard">Comment System</text:p>
      <text:p text:style-name="Standard">Lines without &amp; as the first non-whitespace character are automatically comments. No explicit comment</text:p>
      <text:p text:style-name="Standard">syntax needed. Comments can contain &amp; symbols anywhere except the leftmost position. This emerges</text:p>
      <text:p text:style-name="Standard">naturally from the universal &amp; prefix rule and simplifies parsing to a single-character test.</text:p>
      <text:p text:style-name="Standard">Example:</text:p>
      <text:p text:style-name="Standard">newbie</text:p>
      <text:p text:style-name="Standard">This is a comment</text:p>
      <text:p text:style-name="Standard">&amp;show file.txt &amp;numbered</text:p>
      <text:p text:style-name="Standard">This indented comment describes the above command</text:p>
      <text:p text:style-name="Standard">&amp;find error &amp;in logs.txt</text:p>
      <text:p text:style-name="Standard">Script Execution</text:p>
      <text:p text:style-name="Standard">The &amp;run scriptname.ns command provides explicit script execution following the verb-object pattern. It</text:p>
      <text:p text:style-name="Standard">integrates with other commands and maintains consistency with the universal &amp; prefix system.</text:p>
      <text:p text:style-name="Standard">newbie</text:p>
      <text:p text:style-name="Standard">&amp;run backup_script.ns</text:p>
      <text:p text:style-name="Standard">&amp;run daily_maintenance.ns &amp;verboseStyle Guidelines</text:p>
      <text:p text:style-name="Standard">Recommend indenting comments to match associated code blocks for visual coherence. Python-style</text:p>
      <text:p text:style-name="Standard">indentation with aligned comments creates readable, self-documenting scripts that leverage the full-line</text:p>
      <text:p text:style-name="Standard">comment system.</text:p>
      <text:p text:style-name="Standard">newbie</text:p>
      <text:p text:style-name="Standard">&amp;if backup_needed &amp;then</text:p>
      <text:p text:style-name="Standard">Check available disk space before starting backup</text:p>
      <text:p text:style-name="Standard">&amp;show &amp;system.disk.free</text:p>
      <text:p text:style-name="Standard">Start the backup process</text:p>
      <text:p text:style-name="Standard">&amp;copy important_files/ &amp;to backup/ &amp;preserve &amp;verify</text:p>
      <text:p text:style-name="Standard">&amp;end</text:p>
      <text:p text:style-name="Standard">Predictable Behavior</text:p>
      <text:p text:style-name="Standard">Commands do exactly what they say, nothing more or less</text:p>
      <text:p text:style-name="Standard">No "smart" behavior that changes based on context</text:p>
      <text:p text:style-name="Standard">Consistent output formatting across all commands</text:p>
      <text:p text:style-name="Standard">Same input always produces same output</text:p>
      <text:p text:style-name="Standard">Performance Philosophy: Cognitive Load vs Computational Load</text:p>
      <text:p text:style-name="Standard">Traditional Unix tools prioritize raw execution speed, optimized for an era when CPU cycles were scarce.</text:p>
      <text:p text:style-name="Standard">Newbie recognizes that modern bottlenecks are cognitive:</text:p>
      <text:p text:style-name="Standard">Traditional Approach:</text:p>
      <text:p text:style-name="Standard">Minimize CPU usage above all else</text:p>
      <text:p text:style-name="Standard"><text:soft-page-break/>Cryptic syntax to reduce keystrokes</text:p>
      <text:p text:style-name="Standard">Minimal error messages to save processing</text:p>
      <text:p text:style-name="Standard">User debugging time considered "free"</text:p>
      <text:p text:style-name="Standard">Newbie Approach:</text:p>
      <text:p text:style-name="Standard">Minimize user mental overhead</text:p>
      <text:p text:style-name="Standard">Readable syntax even if more verbose</text:p>
      <text:p text:style-name="Standard">Comprehensive error messages with suggestionsAccept interpreter overhead for usability gains</text:p>
      <text:p text:style-name="Standard">Justification: If a newbie command takes 50ms instead of 10ms but eliminates 5 minutes of</text:p>
      <text:p text:style-name="Standard">documentation lookup and debugging, that's a 600x net performance improvement from the user's</text:p>
      <text:p text:style-name="Standard">perspective.</text:p>
      <text:p text:style-name="Standard">Structural Processing Architecture</text:p>
      <text:p text:style-name="Standard">Whole-Line Parsing Strategy</text:p>
      <text:p text:style-name="Standard">Critical Design Decision: The newbie parser analyzes entire command lines as complete units rather than</text:p>
      <text:p text:style-name="Standard">character-by-character streaming during the parsing phase. This provides:</text:p>
      <text:p text:style-name="Standard">Structural advantages: Natural boundaries for pattern matching, easier parallelization, better memory</text:p>
      <text:p text:style-name="Standard">management</text:p>
      <text:p text:style-name="Standard">Performance benefits: Reduced system call overhead, better cache locality, simpler thread</text:p>
      <text:p text:style-name="Standard">synchronization</text:p>
      <text:p text:style-name="Standard">Cognitive benefits: Processing units match how humans think about text</text:p>
      <text:p text:style-name="Standard">Line-Based Streaming Execution</text:p>
      <text:p text:style-name="Standard">After parsing, file operations use line-based streaming rather than character-by-character or full-file-in-</text:p>
      <text:p text:style-name="Standard">memory approaches:</text:p>
      <text:p text:style-name="Standard">Process one line at a time instead of loading entire files</text:p>
      <text:p text:style-name="Standard">Circular buffer for &amp;last N &amp;lines operations - keep only N lines in memory</text:p>
      <text:p text:style-name="Standard">&amp;first N &amp;lines operations can terminate early after reaching target count</text:p>
      <text:p text:style-name="Standard">Better parallelization opportunities with lines as work units</text:p>
      <text:p text:style-name="Standard">Implementation Constraint CRITICAL: Never use Vec when processing data iteratively - it expands</text:p>
      <text:p text:style-name="Standard">memory usage unpredictably. Use streaming approaches with fixed-size buffers, iterators, or circular</text:p>
      <text:p text:style-name="Standard">buffers for line-based processing. This is critical for the line-based streaming architecture and large file</text:p>
      <text:p text:style-name="Standard">handling.</text:p>
      <text:p text:style-name="Standard">Line Length Safeguards</text:p>
      <text:p text:style-name="Standard">To prevent performance issues and memory exhaustion, the system implements user-friendly safeguards</text:p>
      <text:p text:style-name="Standard">for extremely long lines:Warning: Line in 'data.csv' is 45MB (&gt; 4KB)</text:p>
      <text:p text:style-name="Standard">This may indicate binary data or missing line breaks.</text:p>
      <text:p text:style-name="Standard">Continue processing? (y/N):</text:p>
      <text:p text:style-name="Standard">Design Rationale:</text:p>
      <text:p text:style-name="Standard">4KB threshold: Normal text lines rarely exceed 4,096 characters. Lines approaching this size typically</text:p>
      <text:p text:style-name="Standard">indicate binary data, minified code, malformed data, or database exports with embedded binary</text:p>
      <text:p text:style-name="Standard">content</text:p>
      <text:p text:style-name="Standard">User choice: Rather than imposing hard limits that bash doesn't have, provide warnings with user</text:p>
      <text:p text:style-name="Standard">control</text:p>
      <text:p text:style-name="Standard">Performance protection: Prevents accidental processing of massive lines that would cause system</text:p>
      <text:p text:style-name="Standard">responsiveness issues</text:p>
      <text:p text:style-name="Standard">Educational: Helps users identify data format issues early in processing</text:p>
      <text:p text:style-name="Standard">Threading Compensation for Interpreter Overhead</text:p>
      <text:p text:style-name="Standard">Newbie's interpreter architecture enables sophisticated threading patterns impossible in traditional</text:p>
      <text:p text:style-name="Standard">shells:</text:p>
      <text:p text:style-name="Standard"><text:soft-page-break/>Multi-threaded Pipeline Processing:</text:p>
      <text:p text:style-name="Standard">Reader thread: Stream input data line by line</text:p>
      <text:p text:style-name="Standard">Worker threads: Process operations incrementally using left-to-right matching</text:p>
      <text:p text:style-name="Standard">Writer thread: Format and output results as they become available</text:p>
      <text:p text:style-name="Standard">Performance Recovery Strategy: Traditional shells process commands sequentially. Newbie can have</text:p>
      <text:p text:style-name="Standard">multiple threads working on different parts of a pipeline simultaneously, often compensating for</text:p>
      <text:p text:style-name="Standard">interpreter overhead through parallelization, especially for CPU-intensive tasks like pattern matching</text:p>
      <text:p text:style-name="Standard">across large datasets.</text:p>
      <text:p text:style-name="Standard">No Escaping Required</text:p>
      <text:p text:style-name="Standard">The String Delimiter Problem</text:p>
      <text:p text:style-name="Standard">String delimiters are the primary source of shell scripting pain, causing:</text:p>
      <text:p text:style-name="Standard">Quote escaping nightmares: ssh host "grep 'pattern with \"quotes\"' file"</text:p>
      <text:p text:style-name="Standard">Variable quoting bugs: rm $filename fails when filename contains spaces</text:p>
      <text:p text:style-name="Standard">Nested delimiter hell in JSON/XML processingDatabase query building with multiple escaping layers</text:p>
      <text:p text:style-name="Standard">The Solution: Context Separation Architecture</text:p>
      <text:p text:style-name="Standard">Newbie eliminates escaping entirely through a fundamental architectural advantage: complete</text:p>
      <text:p text:style-name="Standard">separation of command and data contexts.</text:p>
      <text:p text:style-name="Standard">Why No Escaping Is Needed</text:p>
      <text:p text:style-name="Standard">Traditional shells process all text through the same parsing engine, creating conflicts between command</text:p>
      <text:p text:style-name="Standard">syntax and data content. Newbie separates these contexts completely:</text:p>
      <text:p text:style-name="Standard">Command context: User input lines and .ns script files where &amp;keywords have special meaning</text:p>
      <text:p text:style-name="Standard">Data context: File content being processed where all text is literal</text:p>
      <text:p text:style-name="Standard">Examples:</text:p>
      <text:p text:style-name="Standard">newbie</text:p>
      <text:p text:style-name="Standard">&amp;find error &amp;in logs.txt # Command: &amp;in is command modifier</text:p>
      <text:p text:style-name="Standard"># When processing logs.txt content:</text:p>
      <text:p text:style-name="Standard"># "Database error &amp;in connection pool" - &amp;in is just literal text</text:p>
      <text:p text:style-name="Standard">No Collision Scenarios</text:p>
      <text:p text:style-name="Standard">The architectural separation eliminates all escaping needs:</text:p>
      <text:p text:style-name="Standard">Data files: Always processed as literal content, no &amp;keyword interpretation</text:p>
      <text:p text:style-name="Standard">Commands: Come from command line or .ns files, never from data being processed</text:p>
      <text:p text:style-name="Standard">Search patterns: Specified in commands, applied to literal data content</text:p>
      <text:p text:style-name="Standard">Real-World Benefits</text:p>
      <text:p text:style-name="Standard">Users can process any content without escaping concerns:</text:p>
      <text:p text:style-name="Standard">JSON files with complex quoting structures</text:p>
      <text:p text:style-name="Standard">Source code with various syntaxes</text:p>
      <text:p text:style-name="Standard">Log files with special characters</text:p>
      <text:p text:style-name="Standard">Database dumps with embedded quotes</text:p>
      <text:p text:style-name="Standard">Configuration files with &amp; symbolsHistorical Context</text:p>
      <text:p text:style-name="Standard">Traditional concerns about escaping stem from older practices like using sed on source code where</text:p>
      <text:p text:style-name="Standard">commands and data were mixed. Modern usage patterns maintain clean separation between commands</text:p>
      <text:p text:style-name="Standard">(what you want to do) and data (what you want to process).</text:p>
      <text:p text:style-name="Standard">Universal &amp; Prefix System</text:p>
      <text:p text:style-name="Standard">The &amp; prefix system works cleanly because:</text:p>
      <text:p text:style-name="Standard">Commands use &amp;keywords for structure and clarity</text:p>
      <text:p text:style-name="Standard">Data is always processed literally</text:p>
      <text:p text:style-name="Standard">No overlap exists between command parsing and data processing</text:p>
      <text:p text:style-name="Standard">This architectural choice eliminates escaping complexity while maintaining natural language command</text:p>
      <text:p text:style-name="Standard"><text:soft-page-break/>syntax.</text:p>
      <text:p text:style-name="Standard">Explicit Output Control</text:p>
      <text:p text:style-name="Standard">All display output requires explicit &amp;show command unless followed by &amp;raw</text:p>
      <text:p text:style-name="Standard">Silent operation by default for scriptability</text:p>
      <text:p text:style-name="Standard">Human-readable formatting applied automatically with &amp;show unless followed by &amp;raw</text:p>
      <text:p text:style-name="Standard">Pattern Language: Readable Alternative to Regular Expressions</text:p>
      <text:p text:style-name="Standard">The Regular Expression Problem</text:p>
      <text:p text:style-name="Standard">Regular expressions are ubiquitous in Unix shells but suffer from fundamental usability issues:</text:p>
      <text:p text:style-name="Standard">Cryptic, unreadable syntax: ^[A-Z]+[0-9]+\.txt$ is meaningless to most users</text:p>
      <text:p text:style-name="Standard">Poor debugging capabilities: When regex fails, error messages are unhelpful</text:p>
      <text:p text:style-name="Standard">Single-threaded performance limitations: Traditional regex engines don't utilize modern multi-core</text:p>
      <text:p text:style-name="Standard">systems</text:p>
      <text:p text:style-name="Standard">Backtracking complexity: Regex engines often need to look ahead or backtrack, preventing efficient</text:p>
      <text:p text:style-name="Standard">streaming</text:p>
      <text:p text:style-name="Standard">Excessive escaping requirements: Special characters must be escaped differently in various contexts</text:p>
      <text:p text:style-name="Standard">Solution: Left-to-Right Streaming Pattern Language</text:p>
      <text:p text:style-name="Standard">Newbie implements a pattern language designed for efficient left-to-right processing:</text:p>
      <text:p text:style-name="Standard">Streaming Architecture AdvantageThe &amp;start...&amp;end format enables incremental matching as data streams in:</text:p>
      <text:p text:style-name="Standard">No backtracking required: Patterns are evaluated left-to-right as characters arrive</text:p>
      <text:p text:style-name="Standard">Real-time processing: Large files can be processed without buffering entire contents</text:p>
      <text:p text:style-name="Standard">Multi-threaded performance: Reader/worker/writer threads process data continuously</text:p>
      <text:p text:style-name="Standard">Memory efficient: Only small working buffers needed, not entire file contents</text:p>
      <text:p text:style-name="Standard">Example streaming pattern: &amp;find &amp;start error &amp;numbers &amp;end &amp;in huge_logfile.txt</text:p>
      <text:p text:style-name="Standard">Processes character by character as file is read</text:p>
      <text:p text:style-name="Standard">Immediately identifies matches without storing entire file in memory</text:p>
      <text:p text:style-name="Standard">Scales to arbitrarily large files</text:p>
      <text:p text:style-name="Standard">Natural Language Pattern Syntax</text:p>
      <text:p text:style-name="Standard">Newbie implements readable patterns using natural English tokens prefixed with &amp;:</text:p>
      <text:p text:style-name="Standard">Basic Elements:</text:p>
      <text:p text:style-name="Standard">&amp;start and &amp;end - Beginning and end anchors (equivalent to regex ^ and $)</text:p>
      <text:p text:style-name="Standard">&amp;text - Any characters (equivalent to regex .*)</text:p>
      <text:p text:style-name="Standard">&amp;letters - Any letters, case-insensitive (equivalent to [A-Za-z]*)</text:p>
      <text:p text:style-name="Standard">&amp;upperletters - Uppercase letters only (equivalent to [A-Z]*)</text:p>
      <text:p text:style-name="Standard">&amp;lowerletters - Lowercase letters only (equivalent to [a-z]*)</text:p>
      <text:p text:style-name="Standard">&amp;numbers - Numeric digits (equivalent to [0-9]*)</text:p>
      <text:p text:style-name="Standard">Quantified Matching: All character classes support optional numeric quantifiers for exact matching:</text:p>
      <text:p text:style-name="Standard">&amp;text5 - Exactly 5 text characters</text:p>
      <text:p text:style-name="Standard">&amp;letters3 - Exactly 3 letters</text:p>
      <text:p text:style-name="Standard">&amp;upperletters2 - Exactly 2 uppercase letters</text:p>
      <text:p text:style-name="Standard">&amp;numbers4 - Exactly 4 numbers</text:p>
      <text:p text:style-name="Standard">Complex literal text (impossible to escape cleanly in regex):</text:p>
      <text:p text:style-name="Standard">newbie</text:p>
      <text:p text:style-name="Standard">&amp;find &amp;start he said, "copy the file to C:\hosts". I don't know why &amp;end &amp;in file.txt</text:p>
      <text:p text:style-name="Standard">Wildcards:&amp;* - Multiple character wildcard</text:p>
      <text:p text:style-name="Standard">&amp;? - Single character wildcard</text:p>
      <text:p text:style-name="Standard">Anchoring:</text:p>
      <text:p text:style-name="Standard">&amp;start - Beginning of text</text:p>
      <text:p text:style-name="Standard">&amp;end - End of text</text:p>
      <text:p text:style-name="Standard"><text:soft-page-break/>Examples:</text:p>
      <text:p text:style-name="Standard">&amp;start = foo - Text must start with "foo" (equivalent to regex ^foo)</text:p>
      <text:p text:style-name="Standard">&amp;end = bar - Text must end with "bar" (equivalent to regex bar$)</text:p>
      <text:p text:style-name="Standard">Complex Examples:</text:p>
      <text:p text:style-name="Standard">&amp;start = [ERROR] &amp;end = process complete - Text must start with "[ERROR]" and end with "process</text:p>
      <text:p text:style-name="Standard">complete"</text:p>
      <text:p text:style-name="Standard">&amp;start = HTTP/1.1 &amp;numbers3 &amp;end = Connection: close - HTTP response pattern with specific start/end</text:p>
      <text:p text:style-name="Standard">boundaries</text:p>
      <text:p text:style-name="Standard">Logic Operators:</text:p>
      <text:p text:style-name="Standard">&amp;or - Alternation (A or B)</text:p>
      <text:p text:style-name="Standard">&amp;not - Negation</text:p>
      <text:p text:style-name="Standard">&amp;maybe - Optional element</text:p>
      <text:p text:style-name="Standard">Proximity Matching:</text:p>
      <text:p text:style-name="Standard">&amp;within 5 words of</text:p>
      <text:p text:style-name="Standard">&amp;within 3 characters of</text:p>
      <text:p text:style-name="Standard">Mode Detection and Integration</text:p>
      <text:p text:style-name="Standard">The parser automatically detects search mode based on content structure:</text:p>
      <text:p text:style-name="Standard">Literal mode: No &amp; pattern keywords present - simple substring search</text:p>
      <text:p text:style-name="Standard">Pattern mode: &amp; pattern keywords present (like &amp;start , &amp;end , &amp;numbers ) - full pattern language</text:p>
      <text:p text:style-name="Standard">active</text:p>
      <text:p text:style-name="Standard">Important: Files containing literal &amp; characters in their content are always processed as literal text. The</text:p>
      <text:p text:style-name="Standard">mode detection only applies to the search patterns you specify in commands, not to the file content beingsearched.</text:p>
      <text:p text:style-name="Standard">Examples:</text:p>
      <text:p text:style-name="Standard">newbie</text:p>
      <text:p text:style-name="Standard">&amp;find error &amp;in logs.txt</text:p>
      <text:p text:style-name="Standard"># Literal substring search for "error"</text:p>
      <text:p text:style-name="Standard">&amp;find &amp;start error &amp;numbers &amp;end &amp;in logs.txt</text:p>
      <text:p text:style-name="Standard"># Pattern search for "error" followed by numbers at end of line</text:p>
      <text:p text:style-name="Standard">Even if your log file contains text like "Database error &amp;in connection pool", the &amp;in in the file content is</text:p>
      <text:p text:style-name="Standard">treated as literal text, while the &amp;in in your command specifies where to search.</text:p>
      <text:p text:style-name="Standard">Pattern Language Error Handling</text:p>
      <text:p text:style-name="Standard">Newbie provides clear, actionable error messages when patterns fail:</text:p>
      <text:p text:style-name="Standard">bash</text:p>
      <text:p text:style-name="Standard"># Traditional regex error</text:p>
      <text:p text:style-name="Standard">grep: Invalid regular expression: Unmatched [</text:p>
      <text:p text:style-name="Standard"># Newbie pattern error</text:p>
      <text:p text:style-name="Standard">Error: Pattern incomplete - missing &amp;end after &amp;start</text:p>
      <text:p text:style-name="Standard">Command: &amp;find &amp;start error &amp;numbers &amp;in logs.txt</text:p>
      <text:p text:style-name="Standard">Try: &amp;find &amp;start error &amp;numbers &amp;end &amp;in logs.txt</text:p>
      <text:p text:style-name="Standard">This demonstrates the cognitive load reduction philosophy in practice - users receive specific guidance</text:p>
      <text:p text:style-name="Standard">rather than cryptic error codes.</text:p>
      <text:p text:style-name="Standard">Parsing Architecture</text:p>
      <text:p text:style-name="Standard">Whole-Line Parsing Strategy</text:p>
      <text:p text:style-name="Standard">Critical Design Decision: The newbie parser analyzes entire command lines as complete units to avoid</text:p>
      <text:p text:style-name="Standard">backtracking issues that would occur with character-by-character streaming during the parsing phase.</text:p>
      <text:p text:style-name="Standard">Parsing Process:</text:p>
      <text:p text:style-name="Standard"><text:soft-page-break/>1. Complete line analysis: Parser receives the full command and identifies all components before</text:p>
      <text:p text:style-name="Standard">beginning execution</text:p>
      <text:p text:style-name="Standard">2. Context resolution: Command context (&amp;find, &amp;show, &amp;copy, etc.) determines parsing rules for that</text:p>
      <text:p text:style-name="Standard">specific line3. Variable resolution timing: Parser determines when each variable should be resolved based on</text:p>
      <text:p text:style-name="Standard">namespace and volatility</text:p>
      <text:p text:style-name="Standard">4. Execution preparation: Parsed command structure is prepared for streaming execution</text:p>
      <text:p text:style-name="Standard">Example parsing:</text:p>
      <text:p text:style-name="Standard">newbie</text:p>
      <text:p text:style-name="Standard">&amp;find error &amp;in logs.txt</text:p>
      <text:p text:style-name="Standard">&amp;find &amp;start error &amp;numbers &amp;end &amp;in logs.txt</text:p>
      <text:p text:style-name="Standard">&amp;find &amp;start he said, "copy the file to C:\hosts". I don't know why &amp;end &amp;in file.txt</text:p>
      <text:p text:style-name="Standard">&amp;v.error_code = 404</text:p>
      <text:p text:style-name="Standard">&amp;find &amp;start error &amp;v.error_code &amp;end &amp;in access.log</text:p>
      <text:p text:style-name="Standard">Parse phase identifies:</text:p>
      <text:p text:style-name="Standard">Command: &amp;find</text:p>
      <text:p text:style-name="Standard">Pattern elements: &amp;start , error , &amp;v.error_code , &amp;end</text:p>
      <text:p text:style-name="Standard">Context modifier: &amp;in</text:p>
      <text:p text:style-name="Standard">Target: access.log</text:p>
      <text:p text:style-name="Standard">Variable resolution: &amp;v.error_code resolved during parse phase</text:p>
      <text:p text:style-name="Standard">Line-Based Streaming Execution</text:p>
      <text:p text:style-name="Standard">File Processing Strategy: After parsing, file operations use line-based streaming rather than character-</text:p>
      <text:p text:style-name="Standard">by-character or full-file-in-memory approaches.</text:p>
      <text:p text:style-name="Standard">Memory Efficiency: Line-based streaming provides several advantages:</text:p>
      <text:p text:style-name="Standard">Process one line at a time instead of loading entire files</text:p>
      <text:p text:style-name="Standard">Circular buffer for &amp;last N &amp;lines operations - keep only N lines in memory</text:p>
      <text:p text:style-name="Standard">&amp;first N &amp;lines operations can terminate early after reaching the target count</text:p>
      <text:p text:style-name="Standard">Better cache locality and parallelization opportunities</text:p>
      <text:p text:style-name="Standard">Variable Resolution Strategy</text:p>
      <text:p text:style-name="Standard">Transparent Resolution Model</text:p>
      <text:p text:style-name="Standard">Newbie uses a simplified variable resolution approach: variables resolve when the interpreter has</text:p>
      <text:p text:style-name="Standard">sufficient data to do so. This eliminates complex timing categories while providing predictable behaviorsimilar to bash variable expansion.</text:p>
      <text:p text:style-name="Standard">Resolution Principles:</text:p>
      <text:p text:style-name="Standard">Assignment-time resolution: Variables resolve immediately when assigned explicit values</text:p>
      <text:p text:style-name="Standard">Query-time resolution: System and process variables resolve when referenced</text:p>
      <text:p text:style-name="Standard">No namespace-based timing: All namespaces use the same resolution logic</text:p>
      <text:p text:style-name="Standard">Runtime overhead accepted: Simplicity and predictability prioritized over performance</text:p>
      <text:p text:style-name="Standard">Examples:</text:p>
      <text:p text:style-name="Standard">newbie</text:p>
      <text:p text:style-name="Standard">&amp;v.filename = data.txt# Resolved immediately on assignment</text:p>
      <text:p text:style-name="Standard">&amp;v.error_code = 404# Resolved immediately on assignment</text:p>
      <text:p text:style-name="Standard">&amp;show Current memory: &amp;system.memory.free # Resolved when referenced</text:p>
      <text:p text:style-name="Standard">&amp;if &amp;process.nginx.status equals running # Resolved when referenced</text:p>
      <text:p text:style-name="Standard">&amp;v.counter = &amp;v.counter &amp;+ 1</text:p>
      <text:p text:style-name="Standard"># Resolved when referenced in loops</text:p>
      <text:p text:style-name="Standard">User Mental Model: Users don't need to understand resolution timing - variables work like bash $()</text:p>
      <text:p text:style-name="Standard">expansion, resolving when the interpreter needs their values. This is conceptually similar to bash set</text:p>
      <text:p text:style-name="Standard">command functionality without requiring explicit set invocation.</text:p>
      <text:p text:style-name="Standard"><text:soft-page-break/>Implementation Benefits:</text:p>
      <text:p text:style-name="Standard">Simpler parser: No need to categorize variables by resolution timing</text:p>
      <text:p text:style-name="Standard">Consistent behavior: Same resolution logic across all variable types</text:p>
      <text:p text:style-name="Standard">Easier debugging: Variables always reflect current state when referenced</text:p>
      <text:p text:style-name="Standard">Reduced cognitive load: Users focus on logic, not resolution timing</text:p>
      <text:p text:style-name="Standard">Namespace Organization: Namespaces serve organizational purposes rather than semantic timing</text:p>
      <text:p text:style-name="Standard">differences:</text:p>
      <text:p text:style-name="Standard">&amp;v. - User-defined variables</text:p>
      <text:p text:style-name="Standard">&amp;system. - System state and environment</text:p>
      <text:p text:style-name="Standard">&amp;process. - Process information</text:p>
      <text:p text:style-name="Standard">&amp;network. - Network state</text:p>
      <text:p text:style-name="Standard">&amp;global. - Cross-session configuration</text:p>
      <text:p text:style-name="Standard">&amp;config. - Application configurationAll namespaces follow the same resolution principle: resolve when referenced, using current values at</text:p>
      <text:p text:style-name="Standard">time of access.</text:p>
      <text:p text:style-name="Standard">Command Architecture</text:p>
      <text:p text:style-name="Standard">Unified Parsing Architecture</text:p>
      <text:p text:style-name="Standard">Verb + Object + Modifiers Pattern</text:p>
      <text:p text:style-name="Standard">Newbie uses a consistent parsing architecture across all commands that maintains natural English flow</text:p>
      <text:p text:style-name="Standard">while enabling simplified interpreter implementation:</text:p>
      <text:p text:style-name="Standard">[VERB] [OBJECT] [MODIFIERS]</text:p>
      <text:p text:style-name="Standard">&amp;show file.txt &amp;numbered</text:p>
      <text:p text:style-name="Standard">&amp;find error &amp;in logs.txt</text:p>
      <text:p text:style-name="Standard">&amp;copy file.txt &amp;to backup/</text:p>
      <text:p text:style-name="Standard">&amp;remove directory/ &amp;subdirs</text:p>
      <text:p text:style-name="Standard">Context-Aware Action Determination</text:p>
      <text:p text:style-name="Standard">The interpreter determines available actions and modifiers from the object type and position:</text:p>
      <text:p text:style-name="Standard">Object type detection: File vs directory determined by trailing slash convention</text:p>
      <text:p text:style-name="Standard">Positional parsing: Object immediately follows verb, enabling context-aware modifier validation</text:p>
      <text:p text:style-name="Standard">Unified modifier system: Same &amp; prefix rules apply across all command contexts</text:p>
      <text:p text:style-name="Standard">Consistent error handling: Parser knows valid modifiers for each object type</text:p>
      <text:p text:style-name="Standard">Architectural Benefits:</text:p>
      <text:p text:style-name="Standard">Simplified grammar: Same parsing rules apply regardless of specific command</text:p>
      <text:p text:style-name="Standard">Maintainable code: Single parsing pattern handles all command types</text:p>
      <text:p text:style-name="Standard">Better error messages: Context-aware validation enables specific suggestions</text:p>
      <text:p text:style-name="Standard">Natural language preservation: Maintains readable English syntax</text:p>
      <text:p text:style-name="Standard">Example error handling:</text:p>
      <text:p text:style-name="Standard">Error: '&amp;subdirs' modifier not available for files</text:p>
      <text:p text:style-name="Standard">Try: &amp;remove directory/ &amp;subdirs</text:p>
      <text:p text:style-name="Standard">Error: '&amp;numbered' modifier only available with '&amp;show' command</text:p>
      <text:p text:style-name="Standard">Try: &amp;show file.txt &amp;numberedImplementation Impact: This unified architecture significantly reduces interpreter complexity by:</text:p>
      <text:p text:style-name="Standard">Eliminating command-specific parsing logic</text:p>
      <text:p text:style-name="Standard">Enabling consistent modifier validation across all commands</text:p>
      <text:p text:style-name="Standard">Providing a single code path for context determination</text:p>
      <text:p text:style-name="Standard">Simplifying the addition of new commands and modifiers</text:p>
      <text:p text:style-name="Standard">Traditional Command Unification</text:p>
      <text:p text:style-name="Standard">Traditional shells scatter related functionality across multiple tools with different syntaxes. Newbie</text:p>
      <text:p text:style-name="Standard">unifies related operations under the consistent verb-object-modifier pattern.</text:p>
      <text:p text:style-name="Standard"><text:soft-page-break/>Find Command</text:p>
      <text:p text:style-name="Standard">Replaces ls , grep , and find with context-aware behavior. Directory vs File distinction: Uses trailing</text:p>
      <text:p text:style-name="Standard">slash to clearly identify directories - config/ means search within the directory, while config.txt means</text:p>
      <text:p text:style-name="Standard">search within the specific file.</text:p>
      <text:p text:style-name="Standard">File listing:</text:p>
      <text:p text:style-name="Standard">newbie</text:p>
      <text:p text:style-name="Standard">&amp;find *.txt</text:p>
      <text:p text:style-name="Standard">&amp;find *.log &amp;in /var/log/</text:p>
      <text:p text:style-name="Standard">Content search (literal mode) - no delimiters needed for complex strings:</text:p>
      <text:p text:style-name="Standard">newbie</text:p>
      <text:p text:style-name="Standard">&amp;show &amp;find error &amp;in logs.txt</text:p>
      <text:p text:style-name="Standard">&amp;show &amp;find configuration issue &amp;in config/</text:p>
      <text:p text:style-name="Standard">&amp;show &amp;find The user said "hello world" and received 'no response' from server &amp;in application_logs/</text:p>
      <text:p text:style-name="Standard">Content search (pattern mode - requires &amp;start and &amp;end):</text:p>
      <text:p text:style-name="Standard">newbie</text:p>
      <text:p text:style-name="Standard">&amp;show &amp;find &amp;start error &amp;numbers &amp;end &amp;in logs.txt</text:p>
      <text:p text:style-name="Standard">&amp;count &amp;find &amp;start &amp;upperletters3 &amp;numbers4 &amp;end &amp;in part_codes.txt</text:p>
      <text:p text:style-name="Standard">Show Command</text:p>
      <text:p text:style-name="Standard">Universal display command with automatic human-readable formatting and composable modifiers:newbie</text:p>
      <text:p text:style-name="Standard">&amp;show file.txt</text:p>
      <text:p text:style-name="Standard"># Paged display (less equivalent)</text:p>
      <text:p text:style-name="Standard">&amp;show file.txt &amp;raw</text:p>
      <text:p text:style-name="Standard"># Raw output (cat equivalent)</text:p>
      <text:p text:style-name="Standard">&amp;show file.txt &amp;formatted# With syntax highlighting</text:p>
      <text:p text:style-name="Standard">&amp;show file.txt &amp;numbered# With line numbers (renumbered 1-N)</text:p>
      <text:p text:style-name="Standard">&amp;show file.txt &amp;original_numbers # With original file line numbers</text:p>
      <text:p text:style-name="Standard">&amp;show file.txt &amp;first 20 &amp;lines # First 20 lines (head equivalent)</text:p>
      <text:p text:style-name="Standard">&amp;show file.txt &amp;last 20 &amp;lines # Last 20 lines (tail equivalent)</text:p>
      <text:p text:style-name="Standard">&amp;show file.txt &amp;follow</text:p>
      <text:p text:style-name="Standard"># Follow file changes (tail -f equivalent)</text:p>
      <text:p text:style-name="Standard">&amp;show file.txt &amp;first 1000 &amp;chars # First 1000 characters</text:p>
      <text:p text:style-name="Standard">&amp;show file.txt &amp;last 1000 &amp;chars # Last 1000 characters</text:p>
      <text:p text:style-name="Standard">&amp;show &amp;system.memory</text:p>
      <text:p text:style-name="Standard">&amp;show &amp;process.firefox</text:p>
      <text:p text:style-name="Standard"># System memory information</text:p>
      <text:p text:style-name="Standard"># Process information</text:p>
      <text:p text:style-name="Standard">Count Command</text:p>
      <text:p text:style-name="Standard">Provides counting and statistical operations without display output (unless explicitly shown):</text:p>
      <text:p text:style-name="Standard">newbie</text:p>
      <text:p text:style-name="Standard">&amp;count lines &amp;in file.txt# Line count (like wc -l)</text:p>
      <text:p text:style-name="Standard">&amp;count words &amp;in file.txt# Word count (like wc -w)</text:p>
      <text:p text:style-name="Standard">&amp;count chars &amp;in file.txt# Character count (like wc -c)</text:p>
      <text:p text:style-name="Standard">&amp;count files &amp;in directory/# File count in directory</text:p>
      <text:p text:style-name="Standard">&amp;count &amp;*.txt &amp;in directory/ # Count matching files</text:p>
      <text:p text:style-name="Standard"># Store count in variable for further processing</text:p>
      <text:p text:style-name="Standard">&amp;v.line_count = &amp;count lines &amp;in logfile.txt</text:p>
      <text:p text:style-name="Standard">&amp;if &amp;v.line_count &amp;&gt; 1000 &amp;then</text:p>
      <text:p text:style-name="Standard">&amp;show Large log file: &amp;v.line_count lines</text:p>
      <text:p text:style-name="Standard"><text:soft-page-break/>&amp;end</text:p>
      <text:p text:style-name="Standard"># Display count explicitly</text:p>
      <text:p text:style-name="Standard">&amp;show &amp;count lines &amp;in file.txt</text:p>
      <text:p text:style-name="Standard">This maintains the explicit output control principle while providing essential counting functionality that</text:p>
      <text:p text:style-name="Standard">bash scripts commonly need.</text:p>
      <text:p text:style-name="Standard">Copy Command with Backup and Archival Features</text:p>
      <text:p text:style-name="Standard">Comprehensive file operations with rsync-like capabilities for backup and synchronization:Basic file operations:</text:p>
      <text:p text:style-name="Standard">newbie</text:p>
      <text:p text:style-name="Standard">&amp;copy file.txt &amp;to backup/</text:p>
      <text:p text:style-name="Standard">&amp;copy source/ &amp;to destination/</text:p>
      <text:p text:style-name="Standard">&amp;move oldname &amp;to newname</text:p>
      <text:p text:style-name="Standard">&amp;remove file.txt</text:p>
      <text:p text:style-name="Standard">&amp;remove directory/ &amp;subdirs</text:p>
      <text:p text:style-name="Standard">Advanced backup and synchronization features:</text:p>
      <text:p text:style-name="Standard">newbie</text:p>
      <text:p text:style-name="Standard">&amp;copy source/ &amp;to destination/ &amp;sync</text:p>
      <text:p text:style-name="Standard"># Synchronize directories (only copy changed files)</text:p>
      <text:p text:style-name="Standard">&amp;copy files/ &amp;to backup/ &amp;preserve metadata# Keep timestamps, permissions, ownership</text:p>
      <text:p text:style-name="Standard">&amp;copy logs/ &amp;to archive/ &amp;verify checksums# Check integrity during copy</text:p>
      <text:p text:style-name="Standard">&amp;copy project/ &amp;to backup/ &amp;exclude *.tmp *.log # Skip file patterns using newbie pattern language</text:p>
      <text:p text:style-name="Standard">&amp;copy large_data/ &amp;to backup/ &amp;resume</text:p>
      <text:p text:style-name="Standard"># Resume interrupted copies</text:p>
      <text:p text:style-name="Standard">&amp;copy source/ &amp;to dest/ &amp;sync &amp;delete extras# Remove files not in source (mirror)</text:p>
      <text:p text:style-name="Standard">&amp;copy database/ &amp;to backup/ &amp;compress# Compress during transfer</text:p>
      <text:p text:style-name="Standard">&amp;copy files/ &amp;to archive/ &amp;preserve &amp;verify# Combine multiple modifiers</text:p>
      <text:p text:style-name="Standard">Administrative operations:</text:p>
      <text:p text:style-name="Standard">newbie</text:p>
      <text:p text:style-name="Standard">&amp;admin &amp;copy sensitive/ &amp;to /system/backup/ &amp;preserve</text:p>
      <text:p text:style-name="Standard">&amp;admin &amp;copy logs/ &amp;to /archive/ &amp;compress &amp;verify</text:p>
      <text:p text:style-name="Standard">Format conversion examples:</text:p>
      <text:p text:style-name="Standard">newbie</text:p>
      <text:p text:style-name="Standard">&amp;copy data.csv &amp;to output.tsv &amp;with TSV</text:p>
      <text:p text:style-name="Standard">&amp;copy files/ &amp;to backup.tar.gz &amp;with TAR &amp;with gzip</text:p>
      <text:p text:style-name="Standard">These features provide comprehensive backup and archival capabilities using natural language modifiers</text:p>
      <text:p text:style-name="Standard">instead of cryptic rsync flags, while maintaining the verb-object-modifier parsing pattern.</text:p>
      <text:p text:style-name="Standard">Directory vs File distinction: Trailing slash clearly identifies directories:</text:p>
      <text:p text:style-name="Standard">&amp;if /etc/bashrc &amp;then - file exists&amp;if ~/.bashrc.d/ &amp;then - directory exists</text:p>
      <text:p text:style-name="Standard">&amp;if ../config/ &amp;then - parent directory exists</text:p>
      <text:p text:style-name="Standard">&amp;if / &amp;then - root directory exists</text:p>
      <text:p text:style-name="Standard">Path Manipulation Through Trailing Slash Convention</text:p>
      <text:p text:style-name="Standard">The trailing slash convention eliminates the need for separate basename and dirname functions by</text:p>
      <text:p text:style-name="Standard">making path components naturally distinguishable:</text:p>
      <text:p text:style-name="Standard">bash</text:p>
      <text:p text:style-name="Standard"># Traditional bash approach</text:p>
      <text:p text:style-name="Standard">dirname /path/to/file.txt # Returns: /path/to/</text:p>
      <text:p text:style-name="Standard">basename /path/to/file.txt # Returns: file.txt</text:p>
      <text:p text:style-name="Standard"># Newbie equivalent using trailing slash convention</text:p>
      <text:p text:style-name="Standard"><text:soft-page-break/># Directory path (trailing slash = directory)</text:p>
      <text:p text:style-name="Standard">/path/to/</text:p>
      <text:p text:style-name="Standard">file.txt</text:p>
      <text:p text:style-name="Standard"># Filename (no path components)</text:p>
      <text:p text:style-name="Standard">Variable Assignment Examples:</text:p>
      <text:p text:style-name="Standard">newbie</text:p>
      <text:p text:style-name="Standard">&amp;v.full_path = /path/to/file.txt # Complete file path</text:p>
      <text:p text:style-name="Standard">&amp;v.directory = /path/to/</text:p>
      <text:p text:style-name="Standard">&amp;v.filename = file.txt</text:p>
      <text:p text:style-name="Standard">&amp;v.root_dir = /</text:p>
      <text:p text:style-name="Standard"># Directory portion only</text:p>
      <text:p text:style-name="Standard"># Filename only</text:p>
      <text:p text:style-name="Standard"># Root directory</text:p>
      <text:p text:style-name="Standard">Path Operations:</text:p>
      <text:p text:style-name="Standard">newbie</text:p>
      <text:p text:style-name="Standard">&amp;copy /path/to/file.txt &amp;to backup/</text:p>
      <text:p text:style-name="Standard">&amp;move /old/path/ &amp;to /new/location/</text:p>
      <text:p text:style-name="Standard">&amp;if /path/to/ &amp;then</text:p>
      <text:p text:style-name="Standard">&amp;find *.txt &amp;in /path/to/</text:p>
      <text:p text:style-name="Standard"># File to directory</text:p>
      <text:p text:style-name="Standard"># Directory to directory</text:p>
      <text:p text:style-name="Standard"># Check if directory exists</text:p>
      <text:p text:style-name="Standard"># Search within directory</text:p>
      <text:p text:style-name="Standard">&amp;end</text:p>
      <text:p text:style-name="Standard">This approach provides all the functionality of bash's basename and dirname commands through natural</text:p>
      <text:p text:style-name="Standard">syntax without requiring separate functions for path manipulation.</text:p>
      <text:p text:style-name="Standard">Text ProcessingReadable replacement syntax:</text:p>
      <text:p text:style-name="Standard">newbie</text:p>
      <text:p text:style-name="Standard">&amp;replace foo &amp;with bar &amp;in file.txt</text:p>
      <text:p text:style-name="Standard">&amp;replace old text &amp;with new text &amp;in *.txt</text:p>
      <text:p text:style-name="Standard">&amp;replace &amp;start error &amp;numbers &amp;end &amp;with FIXED &amp;in logs.txt</text:p>
      <text:p text:style-name="Standard">Output Operations</text:p>
      <text:p text:style-name="Standard">Natural language output redirection:</text:p>
      <text:p text:style-name="Standard">newbie</text:p>
      <text:p text:style-name="Standard">&amp;find results &amp;to filename.txt</text:p>
      <text:p text:style-name="Standard"># write output to file (overwrite)</text:p>
      <text:p text:style-name="Standard">&amp;find results &amp;append &amp;to filename.txt # add output to end of file</text:p>
      <text:p text:style-name="Standard">System Information</text:p>
      <text:p text:style-name="Standard">Simple commands for common system queries:</text:p>
      <text:p text:style-name="Standard">newbie</text:p>
      <text:p text:style-name="Standard">&amp;space# Filesystem usage (defaults to home directory)</text:p>
      <text:p text:style-name="Standard">&amp;space /etc# Specific path</text:p>
      <text:p text:style-name="Standard">&amp;memory# Memory information</text:p>
      <text:p text:style-name="Standard">Administrative Operations</text:p>
      <text:p text:style-name="Standard">Clear privilege escalation:</text:p>
      <text:p text:style-name="Standard">newbie</text:p>
      <text:p text:style-name="Standard">&amp;admin &amp;space /etc</text:p>
      <text:p text:style-name="Standard">&amp;admin &amp;remove /system/file</text:p>
      <text:p text:style-name="Standard"><text:soft-page-break/>&amp;admin &amp;copy sensitive.conf &amp;to /etc/</text:p>
      <text:p text:style-name="Standard">&amp;admin &amp;show /var/log/secure &amp;last 50 &amp;lines</text:p>
      <text:p text:style-name="Standard">The &amp;admin command works with all newbie operations while maintaining the natural language syntax.Arithmetic and String Operations</text:p>
      <text:p text:style-name="Standard">Arithmetic Operators</text:p>
      <text:p text:style-name="Standard">All arithmetic operators use &amp; prefix to avoid conflicts with natural data:</text:p>
      <text:p text:style-name="Standard">&amp;+ for addition/concatenation</text:p>
      <text:p text:style-name="Standard">&amp;- for subtraction</text:p>
      <text:p text:style-name="Standard">&amp;* for multiplication</text:p>
      <text:p text:style-name="Standard">&amp;/ for division</text:p>
      <text:p text:style-name="Standard">This approach recognizes that arithmetic symbols appear frequently in real data (file paths, URLs,</text:p>
      <text:p text:style-name="Standard">mathematical expressions, log files) but &amp;+ sequences are extremely rare.</text:p>
      <text:p text:style-name="Standard">Examples:</text:p>
      <text:p text:style-name="Standard">newbie</text:p>
      <text:p text:style-name="Standard">&amp;total = &amp;price &amp;* &amp;quantity</text:p>
      <text:p text:style-name="Standard">&amp;filename = &amp;base &amp;+ &amp;extension</text:p>
      <text:p text:style-name="Standard">&amp;result = &amp;memory &amp;- &amp;used_memory</text:p>
      <text:p text:style-name="Standard">&amp;new_name = processed_ &amp;+ &amp;file</text:p>
      <text:p text:style-name="Standard">&amp;full_path = &amp;directory &amp;+ / &amp;+ &amp;filename</text:p>
      <text:p text:style-name="Standard">String Concatenation</text:p>
      <text:p text:style-name="Standard">Simple concatenation using &amp;+ operator:</text:p>
      <text:p text:style-name="Standard">newbie</text:p>
      <text:p text:style-name="Standard">&amp;new_name = processed_ &amp;+ &amp;file</text:p>
      <text:p text:style-name="Standard">&amp;full_path = &amp;directory &amp;+ / &amp;+ &amp;filename</text:p>
      <text:p text:style-name="Standard">Wildcard System</text:p>
      <text:p text:style-name="Standard">Problem</text:p>
      <text:p text:style-name="Standard">Traditional wildcards ( * and ? ) conflict with the goal of making these characters searchable without</text:p>
      <text:p text:style-name="Standard">escaping.</text:p>
      <text:p text:style-name="Standard">Solution</text:p>
      <text:p text:style-name="Standard">Use unlikely two-character combinations:&amp;* for multi-character wildcards</text:p>
      <text:p text:style-name="Standard">&amp;? for single-character wildcards</text:p>
      <text:p text:style-name="Standard">This allows literal * and ? in search terms while preserving wildcard functionality:</text:p>
      <text:p text:style-name="Standard">newbie</text:p>
      <text:p text:style-name="Standard">&amp;find &amp;*.txt# Wildcard matching</text:p>
      <text:p text:style-name="Standard">&amp;find *.txt# Literal asterisk search</text:p>
      <text:p text:style-name="Standard">Escaping is only needed when you want to literally use command-reserved syntax like &amp;* or &amp;? in</text:p>
      <text:p text:style-name="Standard">content: \&amp;*</text:p>
      <text:p text:style-name="Standard">Escaping Rules</text:p>
      <text:p text:style-name="Standard">No Escaping Required</text:p>
      <text:p text:style-name="Standard">Newbie's architectural separation of command and data contexts eliminates escaping requirements for</text:p>
      <text:p text:style-name="Standard">normal text processing that plague traditional shells.</text:p>
      <text:p text:style-name="Standard">Why Minimal Escaping Is Needed:</text:p>
      <text:p text:style-name="Standard">Commands come from command lines or .ns files - where &amp;keywords have defined meaning</text:p>
      <text:p text:style-name="Standard">Data comes from files being processed - where all content is literal text</text:p>
      <text:p text:style-name="Standard">No mixing of contexts - commands never come from data being processed</text:p>
      <text:p text:style-name="Standard">Clean separation - eliminates collision scenarios for normal usage</text:p>
      <text:p text:style-name="Standard">Escaping is only needed when you want to literally use command-reserved syntax like &amp;* or &amp;? in</text:p>
      <text:p text:style-name="Standard">content.</text:p>
      <text:p text:style-name="Standard">Historical Note: Traditional escaping concerns originated from practices like using sed on source code</text:p>
      <text:p text:style-name="Standard"><text:soft-page-break/>where commands and data were processed through the same engine. Modern usage patterns maintain</text:p>
      <text:p text:style-name="Standard">clean separation between command specification and data processing.</text:p>
      <text:p text:style-name="Standard">The universal &amp; prefix system works without conflicts because commands and data exist in completely</text:p>
      <text:p text:style-name="Standard">separate processing contexts.</text:p>
      <text:p text:style-name="Standard">Programming Language Features</text:p>
      <text:p text:style-name="Standard">Variables and Arithmetic</text:p>
      <text:p text:style-name="Standard">Clean syntax without shell quoting complexities:newbie</text:p>
      <text:p text:style-name="Standard">&amp;v.x = 2 &amp;+ 2</text:p>
      <text:p text:style-name="Standard">&amp;v.result = &amp;memory</text:p>
      <text:p text:style-name="Standard">&amp;v.total = &amp;v.price &amp;* (1 &amp;+ &amp;tax_rate)</text:p>
      <text:p text:style-name="Standard">&amp;show &amp;v.total</text:p>
      <text:p text:style-name="Standard">Variable Scoping and Syntax</text:p>
      <text:p text:style-name="Standard">All variables and properties use &amp;namespace. prefix for unambiguous identification in delimiter-free</text:p>
      <text:p text:style-name="Standard">parsing. The &amp; prefix is always required when referencing variables.</text:p>
      <text:p text:style-name="Standard">Local variables: &amp;v. prefix for user-defined variables</text:p>
      <text:p text:style-name="Standard">newbie</text:p>
      <text:p text:style-name="Standard">&amp;v.file = data.txt</text:p>
      <text:p text:style-name="Standard">&amp;v.count = 0</text:p>
      <text:p text:style-name="Standard">&amp;v.result = calculation</text:p>
      <text:p text:style-name="Standard">System environment variables: &amp;system. prefix</text:p>
      <text:p text:style-name="Standard">newbie</text:p>
      <text:p text:style-name="Standard">&amp;system.path = /usr/bin:/bin</text:p>
      <text:p text:style-name="Standard">&amp;system.home = /home/username</text:p>
      <text:p text:style-name="Standard">&amp;system.user = username</text:p>
      <text:p text:style-name="Standard">&amp;system.shell = /usr/bin/newbie</text:p>
      <text:p text:style-name="Standard">Global variables: &amp;global. prefix for cross-session persistence</text:p>
      <text:p text:style-name="Standard">newbie</text:p>
      <text:p text:style-name="Standard">&amp;global.config_file = ~/.newbie/config</text:p>
      <text:p text:style-name="Standard">&amp;global.default_editor = nano</text:p>
      <text:p text:style-name="Standard">System properties: &amp;system. namespace extends to structured data</text:p>
      <text:p text:style-name="Standard">newbie</text:p>
      <text:p text:style-name="Standard">&amp;system.memory.free</text:p>
      <text:p text:style-name="Standard">&amp;system.cpu.load</text:p>
      <text:p text:style-name="Standard">&amp;system.disk.root.freeProcess information: &amp;process. namespace</text:p>
      <text:p text:style-name="Standard">newbie</text:p>
      <text:p text:style-name="Standard">&amp;process.firefox.status</text:p>
      <text:p text:style-name="Standard">&amp;process.123.memory</text:p>
      <text:p text:style-name="Standard">Configuration data: &amp;config. namespace</text:p>
      <text:p text:style-name="Standard">newbie</text:p>
      <text:p text:style-name="Standard">&amp;config.database.host</text:p>
      <text:p text:style-name="Standard">&amp;config.database.port</text:p>
      <text:p text:style-name="Standard">Network information: &amp;network. namespace</text:p>
      <text:p text:style-name="Standard">newbie</text:p>
      <text:p text:style-name="Standard">&amp;network.interface.eth0.ip</text:p>
      <text:p text:style-name="Standard">&amp;network.connection.ssh.active</text:p>
      <text:p text:style-name="Standard">The consistent &amp;namespace.property pattern enables embedding variables in any context without</text:p>
      <text:p text:style-name="Standard">delimiters:</text:p>
      <text:p text:style-name="Standard">newbie</text:p>
      <text:p text:style-name="Standard">&amp;v.error_code = 404</text:p>
      <text:p text:style-name="Standard"><text:soft-page-break/>&amp;find &amp;start error &amp;v.error_code &amp;end &amp;in access.log</text:p>
      <text:p text:style-name="Standard">&amp;show &amp;system.memory.free</text:p>
      <text:p text:style-name="Standard">&amp;if &amp;process.nginx.status equals running &amp;then</text:p>
      <text:p text:style-name="Standard">This approach creates a universal, discoverable interface to all system data while maintaining the</text:p>
      <text:p text:style-name="Standard">delimiter-free design philosophy.</text:p>
      <text:p text:style-name="Standard">Control Flow</text:p>
      <text:p text:style-name="Standard">Indentation-based structure (like Python)</text:p>
      <text:p text:style-name="Standard">Uses whitespace indentation to define code blocks, eliminating brackets, semicolons, and other</text:p>
      <text:p text:style-name="Standard">punctuation clutter.Conditional Statements</text:p>
      <text:p text:style-name="Standard">Filesystem path conventions: Trailing slash distinguishes directories from files, supporting all standard</text:p>
      <text:p text:style-name="Standard">path patterns:</text:p>
      <text:p text:style-name="Standard">newbie</text:p>
      <text:p text:style-name="Standard">&amp;if /etc/bashrc &amp;then</text:p>
      <text:p text:style-name="Standard">&amp;load /etc/bashrc</text:p>
      <text:p text:style-name="Standard">&amp;end</text:p>
      <text:p text:style-name="Standard">&amp;if ~/.bashrc.d/ &amp;then</text:p>
      <text:p text:style-name="Standard">&amp;for &amp;file &amp;in ~/.bashrc.d/&amp;*</text:p>
      <text:p text:style-name="Standard">&amp;if &amp;file &amp;then</text:p>
      <text:p text:style-name="Standard">&amp;load &amp;file</text:p>
      <text:p text:style-name="Standard">&amp;end</text:p>
      <text:p text:style-name="Standard">&amp;end</text:p>
      <text:p text:style-name="Standard">&amp;end</text:p>
      <text:p text:style-name="Standard">&amp;if / &amp;then</text:p>
      <text:p text:style-name="Standard"># root directory</text:p>
      <text:p text:style-name="Standard">&amp;if ../config/ &amp;then# parent directory</text:p>
      <text:p text:style-name="Standard">&amp;if ../../shared/ &amp;then# multiple parent levels</text:p>
      <text:p text:style-name="Standard">&amp;if ./local/ &amp;then</text:p>
      <text:p text:style-name="Standard"># current directory (explicit)</text:p>
      <text:p text:style-name="Standard">&amp;if subdirectory/ &amp;then</text:p>
      <text:p text:style-name="Standard"># current directory (implicit)</text:p>
      <text:p text:style-name="Standard">Pattern Matching in Conditionals</text:p>
      <text:p text:style-name="Standard">newbie</text:p>
      <text:p text:style-name="Standard">&amp;for &amp;file &amp;in &amp;*.txt</text:p>
      <text:p text:style-name="Standard">&amp;if &amp;file matches &amp;start &amp;upperletters &amp;numbers .txt &amp;end &amp;then</text:p>
      <text:p text:style-name="Standard">&amp;move &amp;file &amp;to processed_ &amp;+ &amp;file</text:p>
      <text:p text:style-name="Standard">&amp;end</text:p>
      <text:p text:style-name="Standard">&amp;end</text:p>
      <text:p text:style-name="Standard">Loops</text:p>
      <text:p text:style-name="Standard">newbie&amp;for &amp;file &amp;in &amp;*.txt</text:p>
      <text:p text:style-name="Standard">&amp;show Processing: &amp;+ &amp;file</text:p>
      <text:p text:style-name="Standard">&amp;size = &amp;get_file_size &amp;file</text:p>
      <text:p text:style-name="Standard">&amp;if &amp;size greater than 1MB &amp;then</text:p>
      <text:p text:style-name="Standard">&amp;compress &amp;file</text:p>
      <text:p text:style-name="Standard">&amp;end</text:p>
      <text:p text:style-name="Standard">&amp;end</text:p>
      <text:p text:style-name="Standard">&amp;do while &amp;tasks_remaining greater than 0</text:p>
      <text:p text:style-name="Standard">&amp;process_next_task</text:p>
      <text:p text:style-name="Standard">&amp;tasks_remaining = &amp;tasks_remaining &amp;- 1</text:p>
      <text:p text:style-name="Standard">&amp;end</text:p>
      <text:p text:style-name="Standard"><text:soft-page-break/>Comparison Operators</text:p>
      <text:p text:style-name="Standard">Natural language and symbolic operators with &amp; prefix:</text:p>
      <text:p text:style-name="Standard">less than / &amp;&lt; , greater than / &amp;&gt; , equals / &amp;=</text:p>
      <text:p text:style-name="Standard">greater than or equal / &amp;&gt;= , less than or equal / &amp;&lt;=</text:p>
      <text:p text:style-name="Standard">contains , starts with , ends with</text:p>
      <text:p text:style-name="Standard">matches for pattern matching</text:p>
      <text:p text:style-name="Standard">File and Directory Properties</text:p>
      <text:p text:style-name="Standard">Object-oriented property access for file system information:</text:p>
      <text:p text:style-name="Standard">filename.size - file size in bytes</text:p>
      <text:p text:style-name="Standard">filename.lines - line count</text:p>
      <text:p text:style-name="Standard">filename.chars - character count</text:p>
      <text:p text:style-name="Standard">filename.modified - last modified time</text:p>
      <text:p text:style-name="Standard">filename.permissions - file permissions</text:p>
      <text:p text:style-name="Standard">directory/.count - number of items in directory</text:p>
      <text:p text:style-name="Standard">Context disambiguates between filenames and properties:</text:p>
      <text:p text:style-name="Standard">newbie</text:p>
      <text:p text:style-name="Standard">&amp;if /boot/uboot/uboot.env.count &amp;&gt; 1 &amp;then</text:p>
      <text:p text:style-name="Standard">&amp;if logfile.lines &amp;= 0 &amp;then</text:p>
      <text:p text:style-name="Standard">&amp;if directory/.count &amp;&lt; 5 &amp;thenDebugging Support</text:p>
      <text:p text:style-name="Standard">&amp;show statements positioned at leftmost column within current indentation level for easy visual</text:p>
      <text:p text:style-name="Standard">scanning:</text:p>
      <text:p text:style-name="Standard">newbie</text:p>
      <text:p text:style-name="Standard">&amp;v.x = &amp;get_input</text:p>
      <text:p text:style-name="Standard">&amp;show Input received: &amp;+ &amp;v.x</text:p>
      <text:p text:style-name="Standard">&amp;if &amp;v.x greater than 100 &amp;then</text:p>
      <text:p text:style-name="Standard">&amp;show Large value processing</text:p>
      <text:p text:style-name="Standard">&amp;v.result = &amp;complex_calculation &amp;v.x</text:p>
      <text:p text:style-name="Standard">&amp;show Calculation result: &amp;+ &amp;v.result</text:p>
      <text:p text:style-name="Standard">&amp;end</text:p>
      <text:p text:style-name="Standard">Adoption Strategy</text:p>
      <text:p text:style-name="Standard">Deployment Model</text:p>
      <text:p text:style-name="Standard">Interpreter Approach: Newbie runs as a separate interpreter alongside existing shells rather than</text:p>
      <text:p text:style-name="Standard">replacing them. This ensures zero disruption to existing infrastructure while enabling gradual adoption.</text:p>
      <text:p text:style-name="Standard">Invocation Patterns:</text:p>
      <text:p text:style-name="Standard">newbie - Start interactive shell session with newbie prompt</text:p>
      <text:p text:style-name="Standard">newbie script.ns - Execute newbie script file (.ns extension)</text:p>
      <text:p text:style-name="Standard">Traditional bash script.sh continues working unchanged</text:p>
      <text:p text:style-name="Standard">File Extensions:</text:p>
      <text:p text:style-name="Standard">.ns files contain newbie scripts with natural language syntax</text:p>
      <text:p text:style-name="Standard">.sh files continue using traditional bash syntax</text:p>
      <text:p text:style-name="Standard">Clear separation prevents confusion and supports mixed environments</text:p>
      <text:p text:style-name="Standard">Installation and Distribution</text:p>
      <text:p text:style-name="Standard">Standalone Binary: Newbie distributes as a single Rust binary without system modifications:</text:p>
      <text:p text:style-name="Standard">Users can install in home directories if needed</text:p>
      <text:p text:style-name="Standard">No root access required for installation</text:p>
      <text:p text:style-name="Standard">Easy to remove or upgrade without affecting system shellPATH Integration: Add newbie to user's PATH for convenient access while preserving all existing shell</text:p>
      <text:p text:style-name="Standard">functionality.</text:p>
      <text:p text:style-name="Standard">Discoverability and Learning</text:p>
      <text:p text:style-name="Standard"><text:soft-page-break/>Target Audiences:</text:p>
      <text:p text:style-name="Standard">Complete beginners who never learned bash syntax</text:p>
      <text:p text:style-name="Standard">Experienced users frustrated with shell syntax complexity</text:p>
      <text:p text:style-name="Standard">Teams wanting more maintainable automation scripts</text:p>
      <text:p text:style-name="Standard">Educational environments teaching system administration</text:p>
      <text:p text:style-name="Standard">Learning Curve Mitigation:</text:p>
      <text:p text:style-name="Standard">Natural language syntax reduces memorization requirements</text:p>
      <text:p text:style-name="Standard">Better error messages with specific suggestions for common mistakes</text:p>
      <text:p text:style-name="Standard">Clear indication of where parsing failed</text:p>
      <text:p text:style-name="Standard">Newbie eliminates escaping requirements entirely, removing a major source of shell complexity</text:p>
      <text:p text:style-name="Standard">Example error handling:</text:p>
      <text:p text:style-name="Standard">Error: Found '&amp;with' in search text - this appears to be a literal '&amp;with' in your search content</text:p>
      <text:p text:style-name="Standard">Note: Newbie processes file content as literal text - no escaping needed</text:p>
      <text:p text:style-name="Standard">Error: '&amp;to' modifier expects a destination path</text:p>
      <text:p text:style-name="Standard">Try: &amp;copy file.txt &amp;to destination/</text:p>
      <text:p text:style-name="Standard">Migration Strategy</text:p>
      <text:p text:style-name="Standard">Gradual Adoption Model:</text:p>
      <text:p text:style-name="Standard">Users can experiment with newbie for new tasks</text:p>
      <text:p text:style-name="Standard">Existing bash workflows remain unchanged</text:p>
      <text:p text:style-name="Standard">No forced migration or compatibility breaks</text:p>
      <text:p text:style-name="Standard">Teams can adopt incrementally based on task suitability</text:p>
      <text:p text:style-name="Standard">Coexistence Benefits:</text:p>
      <text:p text:style-name="Standard">Performance-critical scripts can remain in bash</text:p>
      <text:p text:style-name="Standard">Complex legacy scripts don't need conversionUsers choose appropriate tool for each task</text:p>
      <text:p text:style-name="Standard">Reduced risk and learning pressure</text:p>
      <text:p text:style-name="Standard">IDE and Tool Integration:</text:p>
      <text:p text:style-name="Standard">.ns file syntax highlighting (future development)</text:p>
      <text:p text:style-name="Standard">Shell completion systems integration</text:p>
      <text:p text:style-name="Standard">Documentation and tutorial generation</text:p>
      <text:p text:style-name="Standard">Version control systems handle .ns files naturally</text:p>
      <text:p text:style-name="Standard">Implementation Architecture</text:p>
      <text:p text:style-name="Standard">Technology Stack</text:p>
      <text:p text:style-name="Standard">Language: Rust for memory safety and performance</text:p>
      <text:p text:style-name="Standard">Threading: Reader/worker/writer pattern across all components</text:p>
      <text:p text:style-name="Standard">Tool Integration: FFI bindings to GNU utilities via existing C libraries where appropriate; many core</text:p>
      <text:p text:style-name="Standard">utilities like xargs , sync , sort , uniq work well as-is</text:p>
      <text:p text:style-name="Standard">Parsing: Adventure-game-style pattern matching for natural language with context-aware grammar</text:p>
      <text:p text:style-name="Standard">Performance Strategy</text:p>
      <text:p text:style-name="Standard">Two-phase execution model:</text:p>
      <text:p text:style-name="Standard">1. Parse phase: Natural language commands parsed once into efficient Rust operations with whole-line</text:p>
      <text:p text:style-name="Standard">analysis</text:p>
      <text:p text:style-name="Standard">2. Runtime phase: Compiled operations execute at native speed with streaming execution</text:p>
      <text:p text:style-name="Standard">Left-to-right streaming architecture during execution phase: The natural language format inherently</text:p>
      <text:p text:style-name="Standard">supports streaming processing. Patterns like &amp;find &amp;start error &amp;numbers &amp;end &amp;in logs.txt can be matched</text:p>
      <text:p text:style-name="Standard">incrementally as data arrives, without requiring backtracking or look-ahead. This enables real-time</text:p>
      <text:p text:style-name="Standard">processing of large files without buffering entire contents.</text:p>
      <text:p text:style-name="Standard">Multi-threaded architecture with adaptive scaling:</text:p>
      <text:p text:style-name="Standard">Reader thread: Stream input data line by line</text:p>
      <text:p text:style-name="Standard"><text:soft-page-break/>Worker threads: Process operations incrementally using left-to-right matching (adaptive count)</text:p>
      <text:p text:style-name="Standard">Writer thread: Format and output results as they become availableThreading Strategy: Auto-detect CPU cores and allocate max(1, cores - 2) worker threads, reserving cores</text:p>
      <text:p text:style-name="Standard">for reader/writer threads. This ensures minimum hardware requirements (3 threads total on dual-core</text:p>
      <text:p text:style-name="Standard">systems) while scaling performance for large datasets on high-core systems. Users processing enormous</text:p>
      <text:p text:style-name="Standard">datasets expect to dedicate system resources accordingly.</text:p>
      <text:p text:style-name="Standard">This streaming approach maximizes throughput on modern multi-core systems while maintaining low</text:p>
      <text:p text:style-name="Standard">memory usage, and provides compatibility with existing GNU tool reliability.</text:p>
      <text:p text:style-name="Standard">Threading Compensation Strategy: Traditional shells process commands sequentially, but newbie can</text:p>
      <text:p text:style-name="Standard">have multiple threads working on different parts of a pipeline simultaneously. For operations like pattern</text:p>
      <text:p text:style-name="Standard">matching across large datasets, this parallelization often compensates for interpreter overhead,</text:p>
      <text:p text:style-name="Standard">especially on multi-core systems.</text:p>
      <text:p text:style-name="Standard">Core Utility Philosophy</text:p>
      <text:p text:style-name="Standard">Newbie enhances rather than replaces:</text:p>
      <text:p text:style-name="Standard">Transform the painful parts: Complex find operations, control flow, variable handling, pattern</text:p>
      <text:p text:style-name="Standard">matching</text:p>
      <text:p text:style-name="Standard">Preserve what works: Tools like sort , uniq , xargs , sync that are already clear and efficient</text:p>
      <text:p text:style-name="Standard">Unify scattered functionality: &amp;show replaces cat , less , head , tail with natural language</text:p>
      <text:p text:style-name="Standard">modifiers</text:p>
      <text:p text:style-name="Standard">Enable integration: Clean piping between newbie natural language and traditional utilities</text:p>
      <text:p text:style-name="Standard">GNU Tool Integration</text:p>
      <text:p text:style-name="Standard">Rather than reimplementing functionality, newbie provides natural language interfaces to battle-tested</text:p>
      <text:p text:style-name="Standard">GNU utilities:</text:p>
      <text:p text:style-name="Standard">Leverage existing reliability and feature completeness</text:p>
      <text:p text:style-name="Standard">Focus innovation on user experience rather than core functionality</text:p>
      <text:p text:style-name="Standard">Use FFI and existing Rust crates (readline, etc.) for integration</text:p>
      <text:p text:style-name="Standard">Pipeline Operations</text:p>
      <text:p text:style-name="Standard">Support both traditional and natural syntax for compatibility during transition:</text:p>
      <text:p text:style-name="Standard">Traditional (compatibility): command1 | command2</text:p>
      <text:p text:style-name="Standard">Natural (preferred): command1 into command2</text:p>
      <text:p text:style-name="Standard">Example:newbie</text:p>
      <text:p text:style-name="Standard">&amp;find error &amp;in logs.txt into &amp;show</text:p>
      <text:p text:style-name="Standard">&amp;find &amp;upperletters3 &amp;numbers4 &amp;in data.txt into &amp;count into &amp;show</text:p>
      <text:p text:style-name="Standard">The natural syntax is preferred as it maintains consistency with the verb-object-modifier pattern, while</text:p>
      <text:p text:style-name="Standard">traditional pipes are supported for compatibility with existing workflows during adoption.</text:p>
      <text:p text:style-name="Standard">Configuration Philosophy</text:p>
      <text:p text:style-name="Standard">Replace bash's cryptic configuration syntax with human-readable alternatives:</text:p>
      <text:p text:style-name="Standard">Traditional Bash Configuration:</text:p>
      <text:p text:style-name="Standard">bash</text:p>
      <text:p text:style-name="Standard">PS1='\[\033[01;32m\]\u@\h\[\033[00m\]:\[\033[01;34m\]\w\[\033[00m\]\$ '</text:p>
      <text:p text:style-name="Standard">alias ll='ls -alF'</text:p>
      <text:p text:style-name="Standard">alias la='ls -A'</text:p>
      <text:p text:style-name="Standard">alias l='ls -CF'</text:p>
      <text:p text:style-name="Standard">export PATH="$HOME/bin:$PATH"</text:p>
      <text:p text:style-name="Standard">if ! [[ "$PATH" =~ "$HOME/.local/bin:$HOME/bin:" ]]; then</text:p>
      <text:p text:style-name="Standard">PATH="$HOME/.local/bin:$HOME/bin:$PATH"</text:p>
      <text:p text:style-name="Standard">fi</text:p>
      <text:p text:style-name="Standard"><text:soft-page-break/>export PATH</text:p>
      <text:p text:style-name="Standard"># User specific aliases and functions</text:p>
      <text:p text:style-name="Standard">if [ -d ~/.bashrc.d ]; then</text:p>
      <text:p text:style-name="Standard">for rc in ~/.bashrc.d/*; do</text:p>
      <text:p text:style-name="Standard">if [ -f "$rc" ]; then</text:p>
      <text:p text:style-name="Standard">. "$rc"</text:p>
      <text:p text:style-name="Standard">fi</text:p>
      <text:p text:style-name="Standard">done</text:p>
      <text:p text:style-name="Standard">fi</text:p>
      <text:p text:style-name="Standard">unset rc</text:p>
      <text:p text:style-name="Standard">Newbie Configuration:</text:p>
      <text:p text:style-name="Standard">newbieprompt:</text:p>
      <text:p text:style-name="Standard">user: green bold</text:p>
      <text:p text:style-name="Standard">host: green bold</text:p>
      <text:p text:style-name="Standard">path: blue bold</text:p>
      <text:p text:style-name="Standard">symbol: default</text:p>
      <text:p text:style-name="Standard">shortcuts:</text:p>
      <text:p text:style-name="Standard">ll = &amp;find all &amp;with details &amp;with types</text:p>
      <text:p text:style-name="Standard">la = &amp;find all hidden</text:p>
      <text:p text:style-name="Standard">l = &amp;find all &amp;with columns</text:p>
      <text:p text:style-name="Standard">&amp;if &amp;system.path not contains ~/.local/bin: &amp;+ ~/bin: &amp;then</text:p>
      <text:p text:style-name="Standard">&amp;system.path = ~/.local/bin: &amp;+ ~/bin: &amp;+ &amp;system.path</text:p>
      <text:p text:style-name="Standard">&amp;end</text:p>
      <text:p text:style-name="Standard"># User specific aliases and functions</text:p>
      <text:p text:style-name="Standard">&amp;if ~/.bashrc.d/ &amp;then</text:p>
      <text:p text:style-name="Standard">&amp;for &amp;v.file &amp;in ~/.bashrc.d/&amp;*</text:p>
      <text:p text:style-name="Standard">&amp;if &amp;v.file &amp;then</text:p>
      <text:p text:style-name="Standard">&amp;load &amp;v.file</text:p>
      <text:p text:style-name="Standard">&amp;end</text:p>
      <text:p text:style-name="Standard">&amp;end</text:p>
      <text:p text:style-name="Standard">&amp;end</text:p>
      <text:p text:style-name="Standard">Migration Strategy</text:p>
      <text:p text:style-name="Standard">Bash-to-Newbie Translator</text:p>
      <text:p text:style-name="Standard">Develop translation tool to convert existing bash scripts to readable newbie equivalents:</text:p>
      <text:p text:style-name="Standard">Focus on functional intent rather than syntax replication</text:p>
      <text:p text:style-name="Standard">Handle common patterns and idioms</text:p>
      <text:p text:style-name="Standard">Identify newbie feature gaps requiring development</text:p>
      <text:p text:style-name="Standard">Generate readable code that accomplishes same goals</text:p>
      <text:p text:style-name="Standard">Compatibility</text:p>
      <text:p text:style-name="Standard">Support traditional operators where unambiguous ( | , ~ )</text:p>
      <text:p text:style-name="Standard">Provide natural language alternatives as primary interface</text:p>
      <text:p text:style-name="Standard">Allow gradual migration from existing workflowsError Handling</text:p>
      <text:p text:style-name="Standard">Leverage Rust's Result types for better error messages:</text:p>
      <text:p text:style-name="Standard">Context-aware error descriptions</text:p>
      <text:p text:style-name="Standard">Specific suggestions for common mistakes</text:p>
      <text:p text:style-name="Standard">Clear indication of where parsing failed</text:p>
      <text:p text:style-name="Standard">Helpful guidance for escaping conflicts</text:p>
      <text:p text:style-name="Standard">Examples:</text:p>
      <text:p text:style-name="Standard">Error: Found '&amp;with' in search text - did you mean to search for literal '&amp;with'?</text:p>
      <text:p text:style-name="Standard"><text:soft-page-break/>Try: &amp;replace old text \&amp;with literal &amp;with new text &amp;in file.txt</text:p>
      <text:p text:style-name="Standard">Error: Found '&amp;to' in filename - did you mean literal '&amp;to'?</text:p>
      <text:p text:style-name="Standard">Try: &amp;copy file\&amp;to.txt &amp;to destination/</text:p>
      <text:p text:style-name="Standard">Design Rationale: Why No String Delimiters?</text:p>
      <text:p text:style-name="Standard">The Core Problem</text:p>
      <text:p text:style-name="Standard">String delimiters create artificial limitations and complexity in text processing:</text:p>
      <text:p text:style-name="Standard">Character restrictions: Cannot easily search for text containing quotes, backslashes, or other special</text:p>
      <text:p text:style-name="Standard">characters</text:p>
      <text:p text:style-name="Standard">Cognitive overhead: Users must mentally translate their search intent into delimiter-safe syntax</text:p>
      <text:p text:style-name="Standard">Escaping complexity: Multiple layers of escaping for nested structures</text:p>
      <text:p text:style-name="Standard">Context-dependent rules: Different escaping requirements in different situations</text:p>
      <text:p text:style-name="Standard">The Solution: Natural Text Processing</text:p>
      <text:p text:style-name="Standard">Newbie's delimiter-free approach enables searching for any character sequence exactly as it appears:</text:p>
      <text:p text:style-name="Standard">newbie</text:p>
      <text:p text:style-name="Standard">&amp;find user said "I can't connect to the server" &amp;in support_logs.txt</text:p>
      <text:p text:style-name="Standard">&amp;find SQL: INSERT INTO table VALUES ('O'Brien', "quote") &amp;in database_logs.txt</text:p>
      <text:p text:style-name="Standard">&amp;find C:\Program Files\App\config.ini not found &amp;in error_logs.txt</text:p>
      <text:p text:style-name="Standard">&amp;find regex pattern: ^[A-Z]+$ failed &amp;in validation_logs.txtModern Usage Patterns</text:p>
      <text:p text:style-name="Standard">Historical shell complexity stemmed from mixing command editing with data processing (using tools like</text:p>
      <text:p text:style-name="Standard">sed on source code). Modern development separates these concerns:</text:p>
      <text:p text:style-name="Standard">Editors handle code modification - IDEs and text editors for program changes</text:p>
      <text:p text:style-name="Standard">Shells handle data processing - searching, filtering, and analyzing existing content</text:p>
      <text:p text:style-name="Standard">Clean separation - no need to construct commands that modify the text they process</text:p>
      <text:p text:style-name="Standard">Real-World Benefits</text:p>
      <text:p text:style-name="Standard">The absence of delimiters enables natural processing of:</text:p>
      <text:p text:style-name="Standard">Configuration files with various quoting styles:</text:p>
      <text:p text:style-name="Standard">newbie</text:p>
      <text:p text:style-name="Standard">&amp;find database_url = "postgresql://user:pass@host/db" &amp;in config.toml</text:p>
      <text:p text:style-name="Standard">Log files containing user input with special characters:</text:p>
      <text:p text:style-name="Standard">newbie</text:p>
      <text:p text:style-name="Standard">&amp;find User entered: "It's working!" but got error &amp;in application.log</text:p>
      <text:p text:style-name="Standard">JSON/XML data with nested quotes and escaping:</text:p>
      <text:p text:style-name="Standard">newbie</text:p>
      <text:p text:style-name="Standard">&amp;find {"message": "File \"data.txt\" not found"} &amp;in api_response.json</text:p>
      <text:p text:style-name="Standard">Source code containing string literals and regex patterns:</text:p>
      <text:p text:style-name="Standard">newbie</text:p>
      <text:p text:style-name="Standard">&amp;find pattern = /^[A-Z]+$/ failed validation &amp;in debug.log</text:p>
      <text:p text:style-name="Standard">Database dumps with embedded quotes and special characters:</text:p>
      <text:p text:style-name="Standard">newbie</text:p>
      <text:p text:style-name="Standard">&amp;find INSERT INTO users VALUES ('O''Brien', "quote") &amp;in backup.sqlError messages containing file paths and command syntax:</text:p>
      <text:p text:style-name="Standard">newbie</text:p>
      <text:p text:style-name="Standard">&amp;find Error: Can't open C:\Program Files\App\config.ini &amp;in error.log</text:p>
      <text:p text:style-name="Standard">Architectural Advantage</text:p>
      <text:p text:style-name="Standard">This design emerged from recognizing that commands and data exist in separate contexts:</text:p>
      <text:p text:style-name="Standard">Commands specify intent - what operation to perform</text:p>
      <text:p text:style-name="Standard">Data provides content - what text to process</text:p>
      <text:p text:style-name="Standard">No mixing required - eliminates delimiter conflicts entirely</text:p>
      <text:p text:style-name="Standard"><text:soft-page-break/>The elimination of string delimiters removes an entire category of user frustration while enabling more</text:p>
      <text:p text:style-name="Standard">natural text processing workflows.</text:p>
      <text:p text:style-name="Standard">Success Metrics</text:p>
      <text:p text:style-name="Standard">User Experience</text:p>
      <text:p text:style-name="Standard">Reduced learning curve for shell newcomers</text:p>
      <text:p text:style-name="Standard">Faster task completion for common operations</text:p>
      <text:p text:style-name="Standard">Fewer syntax errors and debugging sessions</text:p>
      <text:p text:style-name="Standard">Improved script maintainability</text:p>
      <text:p text:style-name="Standard">Performance</text:p>
      <text:p text:style-name="Standard">Faster text processing through multi-threading</text:p>
      <text:p text:style-name="Standard">Competitive performance with traditional tools through parse-once, execute-fast model</text:p>
      <text:p text:style-name="Standard">Efficient resource usage</text:p>
      <text:p text:style-name="Standard">Adoption</text:p>
      <text:p text:style-name="Standard">Standalone pattern matching tool adoption</text:p>
      <text:p text:style-name="Standard">Integration into Linux distributions</text:p>
      <text:p text:style-name="Standard">Community contribution and extensionFuture Considerations</text:p>
      <text:p text:style-name="Standard">Pattern Language Extensions</text:p>
      <text:p text:style-name="Standard">Additional character classes as needed</text:p>
      <text:p text:style-name="Standard">More sophisticated proximity matching</text:p>
      <text:p text:style-name="Standard">Performance optimizations for complex patterns</text:p>
      <text:p text:style-name="Standard">Command Set Expansion</text:p>
      <text:p text:style-name="Standard">Network operations with natural syntax</text:p>
      <text:p text:style-name="Standard">Archive manipulation commands</text:p>
      <text:p text:style-name="Standard">Process management improvements</text:p>
      <text:p text:style-name="Standard">Display command unification: &amp;show replaces cat , less , head , tail with composable natural</text:p>
      <text:p text:style-name="Standard">language modifiers</text:p>
      <text:p text:style-name="Standard">Core utility integration: Leverage existing tools like xargs , sync , sort , uniq that already work well</text:p>
      <text:p text:style-name="Standard">Integration Opportunities</text:p>
      <text:p text:style-name="Standard">IDE and editor integration for syntax highlighting</text:p>
      <text:p text:style-name="Standard">Shell completion systems</text:p>
      <text:p text:style-name="Standard">Documentation and tutorial generation</text:p>
      <text:p text:style-name="Standard">Conclusion</text:p>
      <text:p text:style-name="Standard">Newbie represents a fundamental rethinking of shell design, prioritizing human comprehension and</text:p>
      <text:p text:style-name="Standard">modern computing capabilities over historical constraints. By combining natural language interfaces with</text:p>
      <text:p text:style-name="Standard">threaded performance and reliable GNU tool integration, newbie can make shell computing accessible to</text:p>
      <text:p text:style-name="Standard">broader audiences while maintaining the power needed for advanced use cases.</text:p>
      <text:p text:style-name="Standard">The design eliminates major pain points of traditional shells - cryptic syntax, hostile error messages, poor</text:p>
      <text:p text:style-name="Standard">performance, and maintenance difficulties - while preserving the essential functionality that makes shells</text:p>
      <text:p text:style-name="Standard">powerful tools for system administration and automation.</text:p>
      <text:p text:style-name="Standard">The elimination of string delimiters alone represents a paradigm shift that could save developers</text:p>
      <text:p text:style-name="Standard">countless hours of syntax wrestling, allowing them to focus on solving actual problems rather than</text:p>
      <text:p text:style-name="Standard">battling quote escaping mechanics.</text:p>
      <text:p text:style-name="Standard">Appendix A: Current Implementation</text:p>
      <text:p text:style-name="Standard">The following section contains the current Rust source code for the Newbie shell prototype,demonstrating the core design concepts in a working implementation.</text:p>
      <text:p text:style-name="Standard"><text:soft-page-break/>A.1 Source Code - main.rs</text:p>
      <text:p text:style-name="Standard">use std::error::Error;</text:p>
      <text:p text:style-name="Standard">use std::fmt;</text:p>
      <text:p text:style-name="Standard">use std::fs;</text:p>
      <text:p text:style-name="Standard">use std::io::{self, BufRead, BufReader};</text:p>
      <text:p text:style-name="Standard">use std::fs::File;</text:p>
      <text:p text:style-name="Standard">use std::path::Path;</text:p>
      <text:p text:style-name="Standard"/>
      <text:p text:style-name="Standard">// CRITICAL MEMORY CONSTRAINT: NEVER use Vec for data processing!</text:p>
      <text:p text:style-name="Standard">// Vec expands memory unpredictably on large datasets. Always use:</text:p>
      <text:p text:style-name="Standard">// - Fixed-size arrays for parsing buffers</text:p>
      <text:p text:style-name="Standard">// - Iterators for streaming data</text:p>
      <text:p text:style-name="Standard">// - Circular buffers for &amp;last N operations</text:p>
      <text:p text:style-name="Standard">// This is essential for the streaming architecture and large file handling.</text:p>
      <text:p text:style-name="Standard"/>
      <text:p text:style-name="Standard">// Constants for fixed-size buffers</text:p>
      <text:p text:style-name="Standard">const MAX_ARGS_PER_KEYWORD: usize = 8;</text:p>
      <text:p text:style-name="Standard"/>
      <text:p text:style-name="Standard">// Core types</text:p>
      <text:p text:style-name="Standard">#[derive(Debug, Clone, Copy)]</text:p>
      <text:p text:style-name="Standard">pub enum LineOrChar {</text:p>
      <text:p text:style-name="Standard"><text:s text:c="4"/>Lines,</text:p>
      <text:p text:style-name="Standard"><text:s text:c="4"/>Chars,</text:p>
      <text:p text:style-name="Standard">}</text:p>
      <text:p text:style-name="Standard"/>
      <text:p text:style-name="Standard">#[derive(Debug)]</text:p>
      <text:p text:style-name="Standard">pub enum ExecutionResult {</text:p>
      <text:p text:style-name="Standard"><text:s text:c="4"/>Continue,</text:p>
      <text:p text:style-name="Standard"><text:s text:c="4"/>Stop,</text:p>
      <text:p text:style-name="Standard">}</text:p>
      <text:p text:style-name="Standard"/>
      <text:p text:style-name="Standard">#[derive(Debug)]</text:p>
      <text:p text:style-name="Standard">pub struct NewbieError {</text:p>
      <text:p text:style-name="Standard"><text:s text:c="4"/>message: String,</text:p>
      <text:p text:style-name="Standard">}</text:p>
      <text:p text:style-name="Standard"/>
      <text:p text:style-name="Standard">impl fmt::Display for NewbieError {</text:p>
      <text:p text:style-name="Standard"><text:s text:c="4"/>fn fmt(&amp;self, f: &amp;mut fmt::Formatter) -&gt; fmt::Result {</text:p>
      <text:p text:style-name="Standard"><text:s text:c="8"/>write!(f, "{}", self.message)</text:p>
      <text:p text:style-name="Standard"><text:s text:c="4"/>}</text:p>
      <text:p text:style-name="Standard">}</text:p>
      <text:p text:style-name="Standard"/>
      <text:p text:style-name="Standard">impl Error for NewbieError {}</text:p>
      <text:p text:style-name="Standard"/>
      <text:p text:style-name="Standard">impl NewbieError {</text:p>
      <text:p text:style-name="Standard"><text:s text:c="4"/>fn new(msg: &amp;str) -&gt; Box&lt;dyn Error&gt; {</text:p>
      <text:p text:style-name="Standard"><text:s text:c="8"/>Box::new(NewbieError {</text:p>
      <text:p text:style-name="Standard"><text:s text:c="12"/>message: msg.to_string(),</text:p>
      <text:p text:style-name="Standard"><text:s text:c="8"/>})</text:p>
      <text:p text:style-name="Standard"><text:soft-page-break/><text:s text:c="4"/>}</text:p>
      <text:p text:style-name="Standard">}</text:p>
      <text:p text:style-name="Standard"/>
      <text:p text:style-name="Standard">// Command structure that handlers build up</text:p>
      <text:p text:style-name="Standard">#[derive(Debug, Clone)]</text:p>
      <text:p text:style-name="Standard">pub struct Command {</text:p>
      <text:p text:style-name="Standard"><text:s text:c="4"/>pub action: Option&lt;String&gt;, <text:s/>// move, copy, show, etc.</text:p>
      <text:p text:style-name="Standard"><text:s text:c="4"/>pub source: Option&lt;String&gt;,</text:p>
      <text:p text:style-name="Standard"><text:s text:c="4"/>pub destination: Option&lt;String&gt;,</text:p>
      <text:p text:style-name="Standard"><text:s text:c="4"/>pub first_n: Option&lt;usize&gt;,</text:p>
      <text:p text:style-name="Standard"><text:s text:c="4"/>pub last_n: Option&lt;usize&gt;,</text:p>
      <text:p text:style-name="Standard"><text:s text:c="4"/>pub current_unit: LineOrChar,</text:p>
      <text:p text:style-name="Standard"><text:s text:c="4"/>pub numbered: bool,</text:p>
      <text:p text:style-name="Standard"><text:s text:c="4"/>pub original_numbers: bool,</text:p>
      <text:p text:style-name="Standard"><text:s text:c="4"/>pub raw_mode: bool,</text:p>
      <text:p text:style-name="Standard">}</text:p>
      <text:p text:style-name="Standard"/>
      <text:p text:style-name="Standard">impl Command {</text:p>
      <text:p text:style-name="Standard"><text:s text:c="4"/>fn new() -&gt; Self {</text:p>
      <text:p text:style-name="Standard"><text:s text:c="8"/>Command {</text:p>
      <text:p text:style-name="Standard"><text:s text:c="12"/>action: None,</text:p>
      <text:p text:style-name="Standard"><text:s text:c="12"/>source: None,</text:p>
      <text:p text:style-name="Standard"><text:s text:c="12"/>destination: None,</text:p>
      <text:p text:style-name="Standard"><text:s text:c="12"/>first_n: None,</text:p>
      <text:p text:style-name="Standard"><text:s text:c="12"/>last_n: None,</text:p>
      <text:p text:style-name="Standard"><text:s text:c="12"/>current_unit: LineOrChar::Lines,</text:p>
      <text:p text:style-name="Standard"><text:s text:c="12"/>numbered: false,</text:p>
      <text:p text:style-name="Standard"><text:s text:c="12"/>original_numbers: false,</text:p>
      <text:p text:style-name="Standard"><text:s text:c="12"/>raw_mode: false,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// Function pointer type for command handlers - now they build commands instead of executing</text:p>
      <text:p text:style-name="Standard">type CommandHandler = fn(&amp;[&amp;str], &amp;mut Command) -&gt; Result&lt;ExecutionResult, Box&lt;dyn Error&gt;&gt;;</text:p>
      <text:p text:style-name="Standard"/>
      <text:p text:style-name="Standard">// Keyword registry entry</text:p>
      <text:p text:style-name="Standard">struct KeywordEntry {</text:p>
      <text:p text:style-name="Standard"><text:s text:c="4"/>name: &amp;'static str,</text:p>
      <text:p text:style-name="Standard"><text:s text:c="4"/>handler: CommandHandler,</text:p>
      <text:p text:style-name="Standard">}</text:p>
      <text:p text:style-name="Standard"/>
      <text:p text:style-name="Standard">// Static keyword registry - stays in RAM</text:p>
      <text:p text:style-name="Standard">static KEYWORDS: &amp;[KeywordEntry] = &amp;[</text:p>
      <text:p text:style-name="Standard"><text:s text:c="4"/>KeywordEntry { name: "&amp;exit", handler: handle_exit },</text:p>
      <text:p text:style-name="Standard"><text:s text:c="4"/>KeywordEntry { name: "&amp;show", handler: handle_show },</text:p>
      <text:p text:style-name="Standard"><text:s text:c="4"/>KeywordEntry { name: "&amp;find", handler: handle_find },</text:p>
      <text:p text:style-name="Standard"><text:s text:c="4"/>KeywordEntry { name: "&amp;copy", handler: handle_copy },</text:p>
      <text:p text:style-name="Standard"><text:s text:c="4"/>KeywordEntry { name: "&amp;move", handler: handle_move },</text:p>
      <text:p text:style-name="Standard"><text:soft-page-break/><text:s text:c="4"/>KeywordEntry { name: "&amp;remove", handler: handle_remove },</text:p>
      <text:p text:style-name="Standard"><text:s text:c="4"/>KeywordEntry { name: "&amp;first", handler: handle_first },</text:p>
      <text:p text:style-name="Standard"><text:s text:c="4"/>KeywordEntry { name: "&amp;last", handler: handle_last },</text:p>
      <text:p text:style-name="Standard"><text:s text:c="4"/>KeywordEntry { name: "&amp;lines", handler: handle_lines },</text:p>
      <text:p text:style-name="Standard"><text:s text:c="4"/>KeywordEntry { name: "&amp;chars", handler: handle_chars },</text:p>
      <text:p text:style-name="Standard"><text:s text:c="4"/>KeywordEntry { name: "&amp;numbered", handler: handle_numbered },</text:p>
      <text:p text:style-name="Standard"><text:s text:c="4"/>KeywordEntry { name: "&amp;original_numbers", handler: handle_original_numbers },</text:p>
      <text:p text:style-name="Standard"><text:s text:c="4"/>KeywordEntry { name: "&amp;raw", handler: handle_raw },</text:p>
      <text:p text:style-name="Standard"><text:s text:c="4"/>KeywordEntry { name: "&amp;to", handler: handle_to },</text:p>
      <text:p text:style-name="Standard"><text:s text:c="4"/>KeywordEntry { name: "&amp;admin", handler: handle_admin },</text:p>
      <text:p text:style-name="Standard"><text:s text:c="4"/>KeywordEntry { name: "&amp;call", handler: handle_call },</text:p>
      <text:p text:style-name="Standard">];</text:p>
      <text:p text:style-name="Standard"/>
      <text:p text:style-name="Standard">// Keyword lookup function</text:p>
      <text:p text:style-name="Standard">fn find_handler(keyword: &amp;str) -&gt; Option&lt;CommandHandler&gt; {</text:p>
      <text:p text:style-name="Standard"><text:s text:c="4"/>KEYWORDS.iter()</text:p>
      <text:p text:style-name="Standard"><text:s text:c="8"/>.find(|entry| entry.name == keyword)</text:p>
      <text:p text:style-name="Standard"><text:s text:c="8"/>.map(|entry| entry.handler)</text:p>
      <text:p text:style-name="Standard">}</text:p>
      <text:p text:style-name="Standard"/>
      <text:p text:style-name="Standard">// Core parsing function - builds command structure then executes</text:p>
      <text:p text:style-name="Standard">// CRITICAL: NEVER use Vec here! Memory will explode on large files.</text:p>
      <text:p text:style-name="Standard">// Use only fixed-size arrays to maintain streaming architecture.</text:p>
      <text:p text:style-name="Standard">pub fn parse_and_execute_line(input: &amp;str) -&gt; Result&lt;(), Box&lt;dyn Error&gt;&gt; {</text:p>
      <text:p text:style-name="Standard"><text:s text:c="4"/>// EXCEPTION: This Vec is OK - it's only splitting the command line, not processing file data</text:p>
      <text:p text:style-name="Standard"><text:s text:c="4"/>let tokens: Vec&lt;&amp;str&gt; = input.split_whitespace().collect();</text:p>
      <text:p text:style-name="Standard"><text:s text:c="4"/></text:p>
      <text:p text:style-name="Standard"><text:s text:c="4"/>// Build up the complete command structure</text:p>
      <text:p text:style-name="Standard"><text:s text:c="4"/>let mut command = Command::new();</text:p>
      <text:p text:style-name="Standard"><text:s text:c="4"/></text:p>
      <text:p text:style-name="Standard"><text:s text:c="4"/>// Fixed-size storage for parsing - prevents memory expansion on large datasets</text:p>
      <text:p text:style-name="Standard"><text:s text:c="4"/>let mut current_keyword: Option&lt;&amp;str&gt; = None;</text:p>
      <text:p text:style-name="Standard"><text:s text:c="4"/>let mut current_args: [Option&lt;&amp;str&gt;; MAX_ARGS_PER_KEYWORD] = [None; MAX_ARGS_PER_KEYWORD];</text:p>
      <text:p text:style-name="Standard"><text:s text:c="4"/>let mut arg_count = 0;</text:p>
      <text:p text:style-name="Standard"/>
      <text:p text:style-name="Standard"><text:s text:c="4"/>for token in tokens {</text:p>
      <text:p text:style-name="Standard"><text:s text:c="8"/>if token.starts_with('&amp;') {</text:p>
      <text:p text:style-name="Standard"><text:s text:c="12"/>// Process previous keyword if exists</text:p>
      <text:p text:style-name="Standard"><text:s text:c="12"/>if let Some(keyword) = current_keyword.take() {</text:p>
      <text:p text:style-name="Standard"><text:s text:c="16"/>// EXCEPTION: This Vec is OK - it's only collecting command arguments, not file data</text:p>
      <text:p text:style-name="Standard"><text:s text:c="16"/>let args: Vec&lt;&amp;str&gt; = current_args.iter()</text:p>
      <text:p text:style-name="Standard"><text:s text:c="20"/>.take(arg_count)</text:p>
      <text:p text:style-name="Standard"><text:s text:c="20"/>.filter_map(|&amp;opt| opt)</text:p>
      <text:p text:style-name="Standard"><text:s text:c="20"/>.collect();</text:p>
      <text:p text:style-name="Standard"/>
      <text:p text:style-name="Standard"><text:s text:c="16"/>if let Some(handler) = find_handler(keyword) {</text:p>
      <text:p text:style-name="Standard"><text:s text:c="20"/>handler(&amp;args, &amp;mut command)?;</text:p>
      <text:p text:style-name="Standard"><text:s text:c="16"/>} else {</text:p>
      <text:p text:style-name="Standard"><text:soft-page-break/><text:s text:c="20"/>return Err(NewbieError::new(&amp;format!("Unknown keyword: {}", keyword)));</text:p>
      <text:p text:style-name="Standard"><text:s text:c="16"/>}</text:p>
      <text:p text:style-name="Standard"/>
      <text:p text:style-name="Standard"><text:s text:c="16"/>// Reset args buffer</text:p>
      <text:p text:style-name="Standard"><text:s text:c="16"/>current_args = [None; MAX_ARGS_PER_KEYWORD];</text:p>
      <text:p text:style-name="Standard"><text:s text:c="16"/>arg_count = 0;</text:p>
      <text:p text:style-name="Standard"><text:s text:c="12"/>}</text:p>
      <text:p text:style-name="Standard"/>
      <text:p text:style-name="Standard"><text:s text:c="12"/>// Start new keyword</text:p>
      <text:p text:style-name="Standard"><text:s text:c="12"/>current_keyword = Some(token);</text:p>
      <text:p text:style-name="Standard"><text:s text:c="8"/>} else {</text:p>
      <text:p text:style-name="Standard"><text:s text:c="12"/>// Add argument to current keyword</text:p>
      <text:p text:style-name="Standard"><text:s text:c="12"/>if arg_count &lt; MAX_ARGS_PER_KEYWORD {</text:p>
      <text:p text:style-name="Standard"><text:s text:c="16"/>current_args[arg_count] = Some(token);</text:p>
      <text:p text:style-name="Standard"><text:s text:c="16"/>arg_count += 1;</text:p>
      <text:p text:style-name="Standard"><text:s text:c="12"/>} else {</text:p>
      <text:p text:style-name="Standard"><text:s text:c="16"/>return Err(NewbieError::new("Too many arguments for keyword"));</text:p>
      <text:p text:style-name="Standard"><text:s text:c="12"/>}</text:p>
      <text:p text:style-name="Standard"><text:s text:c="8"/>}</text:p>
      <text:p text:style-name="Standard"><text:s text:c="4"/>}</text:p>
      <text:p text:style-name="Standard"/>
      <text:p text:style-name="Standard"><text:s text:c="4"/>// Process final keyword</text:p>
      <text:p text:style-name="Standard"><text:s text:c="4"/>if let Some(keyword) = current_keyword {</text:p>
      <text:p text:style-name="Standard"><text:s text:c="8"/>// EXCEPTION: This Vec is OK - it's only collecting command arguments, not file data</text:p>
      <text:p text:style-name="Standard"><text:s text:c="8"/>let args: Vec&lt;&amp;str&gt; = current_args.iter()</text:p>
      <text:p text:style-name="Standard"><text:s text:c="12"/>.take(arg_count)</text:p>
      <text:p text:style-name="Standard"><text:s text:c="12"/>.filter_map(|&amp;opt| opt)</text:p>
      <text:p text:style-name="Standard"><text:s text:c="12"/>.collect();</text:p>
      <text:p text:style-name="Standard"/>
      <text:p text:style-name="Standard"><text:s text:c="8"/>if let Some(handler) = find_handler(keyword) {</text:p>
      <text:p text:style-name="Standard"><text:s text:c="12"/>handler(&amp;args, &amp;mut command)?;</text:p>
      <text:p text:style-name="Standard"><text:s text:c="8"/>} else {</text:p>
      <text:p text:style-name="Standard"><text:s text:c="12"/>return Err(NewbieError::new(&amp;format!("Unknown keyword: {}", keyword)));</text:p>
      <text:p text:style-name="Standard"><text:s text:c="8"/>}</text:p>
      <text:p text:style-name="Standard"><text:s text:c="4"/>}</text:p>
      <text:p text:style-name="Standard"/>
      <text:p text:style-name="Standard"><text:s text:c="4"/>// Now execute the complete command</text:p>
      <text:p text:style-name="Standard"><text:s text:c="4"/>execute_command(&amp;command)</text:p>
      <text:p text:style-name="Standard">}</text:p>
      <text:p text:style-name="Standard"/>
      <text:p text:style-name="Standard">// Expand tilde (~) to home directory</text:p>
      <text:p text:style-name="Standard">fn expand_tilde(path: &amp;str) -&gt; String {</text:p>
      <text:p text:style-name="Standard"><text:s text:c="4"/>if path.starts_with('~') {</text:p>
      <text:p text:style-name="Standard"><text:s text:c="8"/>if let Ok(home) = std::env::var("HOME") {</text:p>
      <text:p text:style-name="Standard"><text:s text:c="12"/>path.replacen('~', &amp;home, 1)</text:p>
      <text:p text:style-name="Standard"><text:s text:c="8"/>} else {</text:p>
      <text:p text:style-name="Standard"><text:s text:c="12"/>path.to_string() // fallback if HOME not set</text:p>
      <text:p text:style-name="Standard"><text:s text:c="8"/>}</text:p>
      <text:p text:style-name="Standard"><text:s text:c="4"/>} else {</text:p>
      <text:p text:style-name="Standard"><text:soft-page-break/><text:s text:c="8"/>path.to_string()</text:p>
      <text:p text:style-name="Standard"><text:s text:c="4"/>}</text:p>
      <text:p text:style-name="Standard">}</text:p>
      <text:p text:style-name="Standard"/>
      <text:p text:style-name="Standard">// Execute the fully built command</text:p>
      <text:p text:style-name="Standard">fn execute_command(command: &amp;Command) -&gt; Result&lt;(), Box&lt;dyn Error&gt;&gt; {</text:p>
      <text:p text:style-name="Standard"><text:s text:c="4"/>match command.action.as_deref() {</text:p>
      <text:p text:style-name="Standard"><text:s text:c="8"/>Some("exit") =&gt; {</text:p>
      <text:p text:style-name="Standard"><text:s text:c="12"/>println!("Goodbye!");</text:p>
      <text:p text:style-name="Standard"><text:s text:c="12"/>std::process::exit(0);</text:p>
      <text:p text:style-name="Standard"><text:s text:c="8"/>},</text:p>
      <text:p text:style-name="Standard"><text:s text:c="8"/>Some("move") =&gt; {</text:p>
      <text:p text:style-name="Standard"><text:s text:c="12"/>let source_path = command.source.as_ref()</text:p>
      <text:p text:style-name="Standard"><text:s text:c="16"/>.ok_or_else(|| NewbieError::new("&amp;move requires source"))?;</text:p>
      <text:p text:style-name="Standard"><text:s text:c="12"/>let dest_path = command.destination.as_ref()</text:p>
      <text:p text:style-name="Standard"><text:s text:c="16"/>.ok_or_else(|| NewbieError::new("&amp;move requires &amp;to destination"))?;</text:p>
      <text:p text:style-name="Standard"><text:s text:c="12"/></text:p>
      <text:p text:style-name="Standard"><text:s text:c="12"/>// Expand tilde paths</text:p>
      <text:p text:style-name="Standard"><text:s text:c="12"/>let expanded_source = expand_tilde(source_path);</text:p>
      <text:p text:style-name="Standard"><text:s text:c="12"/>let expanded_dest = expand_tilde(dest_path);</text:p>
      <text:p text:style-name="Standard"><text:s text:c="12"/></text:p>
      <text:p text:style-name="Standard"><text:s text:c="12"/>// Validate paths exist</text:p>
      <text:p text:style-name="Standard"><text:s text:c="12"/>if !Path::new(&amp;expanded_source).exists() {</text:p>
      <text:p text:style-name="Standard"><text:s text:c="16"/>return Err(NewbieError::new(&amp;format!("Source not found: {}", expanded_source)));</text:p>
      <text:p text:style-name="Standard"><text:s text:c="12"/>}</text:p>
      <text:p text:style-name="Standard"><text:s text:c="12"/></text:p>
      <text:p text:style-name="Standard"><text:s text:c="12"/>// Handle directory vs file logic based on trailing slash convention</text:p>
      <text:p text:style-name="Standard"><text:s text:c="12"/>let dest_ends_with_slash = expanded_dest.ends_with('/');</text:p>
      <text:p text:style-name="Standard"><text:s text:c="12"/></text:p>
      <text:p text:style-name="Standard"><text:s text:c="12"/>// If destination ends with /, it should be a directory</text:p>
      <text:p text:style-name="Standard"><text:s text:c="12"/>if dest_ends_with_slash {</text:p>
      <text:p text:style-name="Standard"><text:s text:c="16"/>let dest_dir = expanded_dest.trim_end_matches('/');</text:p>
      <text:p text:style-name="Standard"><text:s text:c="16"/></text:p>
      <text:p text:style-name="Standard"><text:s text:c="16"/>// Create destination directory if it doesn't exist</text:p>
      <text:p text:style-name="Standard"><text:s text:c="16"/>if !Path::new(dest_dir).exists() {</text:p>
      <text:p text:style-name="Standard"><text:s text:c="20"/>fs::create_dir_all(dest_dir).map_err(|e| </text:p>
      <text:p text:style-name="Standard"><text:s text:c="24"/>NewbieError::new(&amp;format!("Failed to create destination directory {}: {}", dest_dir, e))</text:p>
      <text:p text:style-name="Standard"><text:s text:c="20"/>)?;</text:p>
      <text:p text:style-name="Standard"><text:s text:c="16"/>}</text:p>
      <text:p text:style-name="Standard"><text:s text:c="16"/></text:p>
      <text:p text:style-name="Standard"><text:s text:c="16"/>// Move source into the directory</text:p>
      <text:p text:style-name="Standard"><text:s text:c="16"/>let source_filename = Path::new(&amp;expanded_source)</text:p>
      <text:p text:style-name="Standard"><text:s text:c="20"/>.file_name()</text:p>
      <text:p text:style-name="Standard"><text:s text:c="20"/>.ok_or_else(|| NewbieError::new("Could not determine source filename"))?</text:p>
      <text:p text:style-name="Standard"><text:s text:c="20"/>.to_string_lossy();</text:p>
      <text:p text:style-name="Standard"><text:s text:c="20"/></text:p>
      <text:p text:style-name="Standard"><text:s text:c="16"/>let final_dest = format!("{}/{}", dest_dir, source_filename);</text:p>
      <text:p text:style-name="Standard"><text:s text:c="16"/></text:p>
      <text:p text:style-name="Standard"><text:s text:c="16"/>// Perform the move</text:p>
      <text:p text:style-name="Standard"><text:soft-page-break/><text:s text:c="16"/>fs::rename(&amp;expanded_source, &amp;final_dest).map_err(|e| </text:p>
      <text:p text:style-name="Standard"><text:s text:c="20"/>NewbieError::new(&amp;format!("Failed to move {} to {}: {}", expanded_source, final_dest, e))</text:p>
      <text:p text:style-name="Standard"><text:s text:c="16"/>)?;</text:p>
      <text:p text:style-name="Standard"><text:s text:c="16"/></text:p>
      <text:p text:style-name="Standard"><text:s text:c="16"/>if !command.raw_mode {</text:p>
      <text:p text:style-name="Standard"><text:s text:c="20"/>println!("Moved {} to {}", source_path, final_dest);</text:p>
      <text:p text:style-name="Standard"><text:s text:c="16"/>}</text:p>
      <text:p text:style-name="Standard"><text:s text:c="12"/>} else {</text:p>
      <text:p text:style-name="Standard"><text:s text:c="16"/>// Direct rename/move</text:p>
      <text:p text:style-name="Standard"><text:s text:c="16"/>fs::rename(&amp;expanded_source, &amp;expanded_dest).map_err(|e| </text:p>
      <text:p text:style-name="Standard"><text:s text:c="20"/>NewbieError::new(&amp;format!("Failed to move {} to {}: {}", expanded_source, expanded_dest, e))</text:p>
      <text:p text:style-name="Standard"><text:s text:c="16"/>)?;</text:p>
      <text:p text:style-name="Standard"><text:s text:c="16"/></text:p>
      <text:p text:style-name="Standard"><text:s text:c="16"/>if !command.raw_mode {</text:p>
      <text:p text:style-name="Standard"><text:s text:c="20"/>println!("Moved {} to {}", source_path, dest_path);</text:p>
      <text:p text:style-name="Standard"><text:s text:c="16"/>}</text:p>
      <text:p text:style-name="Standard"><text:s text:c="12"/>}</text:p>
      <text:p text:style-name="Standard"><text:s text:c="8"/>},</text:p>
      <text:p text:style-name="Standard"><text:s text:c="8"/>Some(action) =&gt; {</text:p>
      <text:p text:style-name="Standard"><text:s text:c="12"/>println!("PLACEHOLDER: Execute {} command with: {:?}", action, command);</text:p>
      <text:p text:style-name="Standard"><text:s text:c="8"/>},</text:p>
      <text:p text:style-name="Standard"><text:s text:c="8"/>None =&gt; {</text:p>
      <text:p text:style-name="Standard"><text:s text:c="12"/>return Err(NewbieError::new("No action command specified"));</text:p>
      <text:p text:style-name="Standard"><text:s text:c="8"/>}</text:p>
      <text:p text:style-name="Standard"><text:s text:c="4"/>}</text:p>
      <text:p text:style-name="Standard"><text:s text:c="4"/></text:p>
      <text:p text:style-name="Standard"><text:s text:c="4"/>Ok(())</text:p>
      <text:p text:style-name="Standard">}</text:p>
      <text:p text:style-name="Standard"/>
      <text:p text:style-name="Standard">// Command handlers - now they build commands instead of executing</text:p>
      <text:p text:style-name="Standard">fn handle_exit(_args: &amp;[&amp;str], command: &amp;mut Command) -&gt; Result&lt;ExecutionResult, Box&lt;dyn Error&gt;&gt; {</text:p>
      <text:p text:style-name="Standard"><text:s text:c="4"/>command.action = Some("exit".to_string());</text:p>
      <text:p text:style-name="Standard"><text:s text:c="4"/>Ok(ExecutionResult::Stop)</text:p>
      <text:p text:style-name="Standard">}</text:p>
      <text:p text:style-name="Standard"/>
      <text:p text:style-name="Standard">fn handle_show(args: &amp;[&amp;str], command: &amp;mut Command) -&gt; Result&lt;ExecutionResult, Box&lt;dyn Error&gt;&gt; {</text:p>
      <text:p text:style-name="Standard"><text:s text:c="4"/>command.action = Some("show".to_string());</text:p>
      <text:p text:style-name="Standard"><text:s text:c="4"/>if !args.is_empty() {</text:p>
      <text:p text:style-name="Standard"><text:s text:c="8"/>command.source = Some(args[0].to_string());</text:p>
      <text:p text:style-name="Standard"><text:s text:c="4"/>}</text:p>
      <text:p text:style-name="Standard"><text:s text:c="4"/>Ok(ExecutionResult::Stop)</text:p>
      <text:p text:style-name="Standard">}</text:p>
      <text:p text:style-name="Standard"/>
      <text:p text:style-name="Standard">fn handle_find(args: &amp;[&amp;str], command: &amp;mut Command) -&gt; Result&lt;ExecutionResult, Box&lt;dyn Error&gt;&gt; {</text:p>
      <text:p text:style-name="Standard"><text:soft-page-break/><text:s text:c="4"/>command.action = Some("find".to_string());</text:p>
      <text:p text:style-name="Standard"><text:s text:c="4"/>if !args.is_empty() {</text:p>
      <text:p text:style-name="Standard"><text:s text:c="8"/>command.source = Some(args[0].to_string());</text:p>
      <text:p text:style-name="Standard"><text:s text:c="4"/>}</text:p>
      <text:p text:style-name="Standard"><text:s text:c="4"/>Ok(ExecutionResult::Stop)</text:p>
      <text:p text:style-name="Standard">}</text:p>
      <text:p text:style-name="Standard"/>
      <text:p text:style-name="Standard">fn handle_copy(args: &amp;[&amp;str], command: &amp;mut Command) -&gt; Result&lt;ExecutionResult, Box&lt;dyn Error&gt;&gt; {</text:p>
      <text:p text:style-name="Standard"><text:s text:c="4"/>command.action = Some("copy".to_string());</text:p>
      <text:p text:style-name="Standard"><text:s text:c="4"/>if !args.is_empty() {</text:p>
      <text:p text:style-name="Standard"><text:s text:c="8"/>command.source = Some(args[0].to_string());</text:p>
      <text:p text:style-name="Standard"><text:s text:c="4"/>}</text:p>
      <text:p text:style-name="Standard"><text:s text:c="4"/>Ok(ExecutionResult::Stop)</text:p>
      <text:p text:style-name="Standard">}</text:p>
      <text:p text:style-name="Standard"/>
      <text:p text:style-name="Standard">fn handle_move(args: &amp;[&amp;str], command: &amp;mut Command) -&gt; Result&lt;ExecutionResult, Box&lt;dyn Error&gt;&gt; {</text:p>
      <text:p text:style-name="Standard"><text:s text:c="4"/>if args.len() != 1 {</text:p>
      <text:p text:style-name="Standard"><text:s text:c="8"/>return Err(NewbieError::new("&amp;move requires exactly one source argument"));</text:p>
      <text:p text:style-name="Standard"><text:s text:c="4"/>}</text:p>
      <text:p text:style-name="Standard"><text:s text:c="4"/></text:p>
      <text:p text:style-name="Standard"><text:s text:c="4"/>command.action = Some("move".to_string());</text:p>
      <text:p text:style-name="Standard"><text:s text:c="4"/>command.source = Some(args[0].to_string());</text:p>
      <text:p text:style-name="Standard"><text:s text:c="4"/>Ok(ExecutionResult::Stop)</text:p>
      <text:p text:style-name="Standard">}</text:p>
      <text:p text:style-name="Standard"/>
      <text:p text:style-name="Standard">fn handle_to(args: &amp;[&amp;str], command: &amp;mut Command) -&gt; Result&lt;ExecutionResult, Box&lt;dyn Error&gt;&gt; {</text:p>
      <text:p text:style-name="Standard"><text:s text:c="4"/>if args.len() != 1 {</text:p>
      <text:p text:style-name="Standard"><text:s text:c="8"/>return Err(NewbieError::new("&amp;to requires exactly one destination argument"));</text:p>
      <text:p text:style-name="Standard"><text:s text:c="4"/>}</text:p>
      <text:p text:style-name="Standard"><text:s text:c="4"/></text:p>
      <text:p text:style-name="Standard"><text:s text:c="4"/>command.destination = Some(args[0].to_string());</text:p>
      <text:p text:style-name="Standard"><text:s text:c="4"/>Ok(ExecutionResult::Continue)</text:p>
      <text:p text:style-name="Standard">}</text:p>
      <text:p text:style-name="Standard"/>
      <text:p text:style-name="Standard">fn handle_remove(args: &amp;[&amp;str], command: &amp;mut Command) -&gt; Result&lt;ExecutionResult, Box&lt;dyn Error&gt;&gt; {</text:p>
      <text:p text:style-name="Standard"><text:s text:c="4"/>command.action = Some("remove".to_string());</text:p>
      <text:p text:style-name="Standard"><text:s text:c="4"/>if !args.is_empty() {</text:p>
      <text:p text:style-name="Standard"><text:s text:c="8"/>command.source = Some(args[0].to_string());</text:p>
      <text:p text:style-name="Standard"><text:s text:c="4"/>}</text:p>
      <text:p text:style-name="Standard"><text:s text:c="4"/>Ok(ExecutionResult::Stop)</text:p>
      <text:p text:style-name="Standard">}</text:p>
      <text:p text:style-name="Standard"/>
      <text:p text:style-name="Standard">fn handle_admin(_args: &amp;[&amp;str], command: &amp;mut Command) -&gt; Result&lt;ExecutionResult, Box&lt;dyn Error&gt;&gt; {</text:p>
      <text:p text:style-name="Standard"><text:s text:c="4"/>// TODO: Set admin flag in command</text:p>
      <text:p text:style-name="Standard"><text:soft-page-break/><text:s text:c="4"/>Ok(ExecutionResult::Continue)</text:p>
      <text:p text:style-name="Standard">}</text:p>
      <text:p text:style-name="Standard"/>
      <text:p text:style-name="Standard">fn handle_call(args: &amp;[&amp;str], command: &amp;mut Command) -&gt; Result&lt;ExecutionResult, Box&lt;dyn Error&gt;&gt; {</text:p>
      <text:p text:style-name="Standard"><text:s text:c="4"/>command.action = Some("call".to_string());</text:p>
      <text:p text:style-name="Standard"><text:s text:c="4"/>if !args.is_empty() {</text:p>
      <text:p text:style-name="Standard"><text:s text:c="8"/>command.source = Some(args[0].to_string());</text:p>
      <text:p text:style-name="Standard"><text:s text:c="4"/>}</text:p>
      <text:p text:style-name="Standard"><text:s text:c="4"/>Ok(ExecutionResult::Stop)</text:p>
      <text:p text:style-name="Standard">}</text:p>
      <text:p text:style-name="Standard"/>
      <text:p text:style-name="Standard">fn handle_first(args: &amp;[&amp;str], command: &amp;mut Command) -&gt; Result&lt;ExecutionResult, Box&lt;dyn Error&gt;&gt; {</text:p>
      <text:p text:style-name="Standard"><text:s text:c="4"/>if let Some(arg) = args.get(0) {</text:p>
      <text:p text:style-name="Standard"><text:s text:c="8"/>if let Ok(n) = arg.parse::&lt;usize&gt;() {</text:p>
      <text:p text:style-name="Standard"><text:s text:c="12"/>command.first_n = Some(n);</text:p>
      <text:p text:style-name="Standard"><text:s text:c="8"/>} else {</text:p>
      <text:p text:style-name="Standard"><text:s text:c="12"/>return Err(NewbieError::new("&amp;first requires a number"));</text:p>
      <text:p text:style-name="Standard"><text:s text:c="8"/>}</text:p>
      <text:p text:style-name="Standard"><text:s text:c="4"/>} else {</text:p>
      <text:p text:style-name="Standard"><text:s text:c="8"/>return Err(NewbieError::new("&amp;first requires a number argument"));</text:p>
      <text:p text:style-name="Standard"><text:s text:c="4"/>}</text:p>
      <text:p text:style-name="Standard"><text:s text:c="4"/>Ok(ExecutionResult::Continue)</text:p>
      <text:p text:style-name="Standard">}</text:p>
      <text:p text:style-name="Standard"/>
      <text:p text:style-name="Standard">fn handle_last(args: &amp;[&amp;str], command: &amp;mut Command) -&gt; Result&lt;ExecutionResult, Box&lt;dyn Error&gt;&gt; {</text:p>
      <text:p text:style-name="Standard"><text:s text:c="4"/>if let Some(arg) = args.get(0) {</text:p>
      <text:p text:style-name="Standard"><text:s text:c="8"/>if let Ok(n) = arg.parse::&lt;usize&gt;() {</text:p>
      <text:p text:style-name="Standard"><text:s text:c="12"/>command.last_n = Some(n);</text:p>
      <text:p text:style-name="Standard"><text:s text:c="8"/>} else {</text:p>
      <text:p text:style-name="Standard"><text:s text:c="12"/>return Err(NewbieError::new("&amp;last requires a number"));</text:p>
      <text:p text:style-name="Standard"><text:s text:c="8"/>}</text:p>
      <text:p text:style-name="Standard"><text:s text:c="4"/>} else {</text:p>
      <text:p text:style-name="Standard"><text:s text:c="8"/>return Err(NewbieError::new("&amp;last requires a number argument"));</text:p>
      <text:p text:style-name="Standard"><text:s text:c="4"/>}</text:p>
      <text:p text:style-name="Standard"><text:s text:c="4"/>Ok(ExecutionResult::Continue)</text:p>
      <text:p text:style-name="Standard">}</text:p>
      <text:p text:style-name="Standard"/>
      <text:p text:style-name="Standard">fn handle_lines(_args: &amp;[&amp;str], command: &amp;mut Command) -&gt; Result&lt;ExecutionResult, Box&lt;dyn Error&gt;&gt; {</text:p>
      <text:p text:style-name="Standard"><text:s text:c="4"/>command.current_unit = LineOrChar::Lines;</text:p>
      <text:p text:style-name="Standard"><text:s text:c="4"/>Ok(ExecutionResult::Continue)</text:p>
      <text:p text:style-name="Standard">}</text:p>
      <text:p text:style-name="Standard"/>
      <text:p text:style-name="Standard">fn handle_chars(_args: &amp;[&amp;str], command: &amp;mut Command) -&gt; Result&lt;ExecutionResult, Box&lt;dyn Error&gt;&gt; {</text:p>
      <text:p text:style-name="Standard"><text:s text:c="4"/>command.current_unit = LineOrChar::Chars;</text:p>
      <text:p text:style-name="Standard"><text:soft-page-break/><text:s text:c="4"/>Ok(ExecutionResult::Continue)</text:p>
      <text:p text:style-name="Standard">}</text:p>
      <text:p text:style-name="Standard"/>
      <text:p text:style-name="Standard">fn handle_numbered(_args: &amp;[&amp;str], command: &amp;mut Command) -&gt; Result&lt;ExecutionResult, Box&lt;dyn Error&gt;&gt; {</text:p>
      <text:p text:style-name="Standard"><text:s text:c="4"/>command.numbered = true;</text:p>
      <text:p text:style-name="Standard"><text:s text:c="4"/>Ok(ExecutionResult::Continue)</text:p>
      <text:p text:style-name="Standard">}</text:p>
      <text:p text:style-name="Standard"/>
      <text:p text:style-name="Standard">fn handle_original_numbers(_args: &amp;[&amp;str], command: &amp;mut Command) -&gt; Result&lt;ExecutionResult, Box&lt;dyn Error&gt;&gt; {</text:p>
      <text:p text:style-name="Standard"><text:s text:c="4"/>command.original_numbers = true;</text:p>
      <text:p text:style-name="Standard"><text:s text:c="4"/>Ok(ExecutionResult::Continue)</text:p>
      <text:p text:style-name="Standard">}</text:p>
      <text:p text:style-name="Standard"/>
      <text:p text:style-name="Standard">fn handle_raw(_args: &amp;[&amp;str], command: &amp;mut Command) -&gt; Result&lt;ExecutionResult, Box&lt;dyn Error&gt;&gt; {</text:p>
      <text:p text:style-name="Standard"><text:s text:c="4"/>command.raw_mode = true;</text:p>
      <text:p text:style-name="Standard"><text:s text:c="4"/>Ok(ExecutionResult::Continue)</text:p>
      <text:p text:style-name="Standard">}</text:p>
      <text:p text:style-name="Standard"/>
      <text:p text:style-name="Standard">// Main interactive loop</text:p>
      <text:p text:style-name="Standard">fn main() -&gt; Result&lt;(), Box&lt;dyn Error&gt;&gt; {</text:p>
      <text:p text:style-name="Standard"><text:s text:c="4"/>println!("Newbie Shell v0.2.0 - Command Building Architecture");</text:p>
      <text:p text:style-name="Standard"><text:s text:c="4"/>println!("Type '&amp;exit' to quit");</text:p>
      <text:p text:style-name="Standard"><text:s text:c="4"/>println!("Try: &amp;move file.txt &amp;to newfile.txt");</text:p>
      <text:p text:style-name="Standard"/>
      <text:p text:style-name="Standard"><text:s text:c="4"/>let stdin = io::stdin();</text:p>
      <text:p text:style-name="Standard"/>
      <text:p text:style-name="Standard"><text:s text:c="4"/>loop {</text:p>
      <text:p text:style-name="Standard"><text:s text:c="8"/>print!("newbie&gt; ");</text:p>
      <text:p text:style-name="Standard"><text:s text:c="8"/>io::Write::flush(&amp;mut io::stdout())?;</text:p>
      <text:p text:style-name="Standard"/>
      <text:p text:style-name="Standard"><text:s text:c="8"/>let mut line = String::new();</text:p>
      <text:p text:style-name="Standard"><text:s text:c="8"/>match stdin.read_line(&amp;mut line) {</text:p>
      <text:p text:style-name="Standard"><text:s text:c="12"/>Ok(0) =&gt; break, // EOF</text:p>
      <text:p text:style-name="Standard"><text:s text:c="12"/>Ok(_) =&gt; {</text:p>
      <text:p text:style-name="Standard"><text:s text:c="16"/>let trimmed = line.trim();</text:p>
      <text:p text:style-name="Standard"><text:s text:c="16"/>if trimmed.is_empty() {</text:p>
      <text:p text:style-name="Standard"><text:s text:c="20"/>continue;</text:p>
      <text:p text:style-name="Standard"><text:s text:c="16"/>}</text:p>
      <text:p text:style-name="Standard"/>
      <text:p text:style-name="Standard"><text:s text:c="16"/>// Parse and execute the line</text:p>
      <text:p text:style-name="Standard"><text:s text:c="16"/>if let Err(e) = parse_and_execute_line(trimmed) {</text:p>
      <text:p text:style-name="Standard"><text:s text:c="20"/>println!("Error: {}", e);</text:p>
      <text:p text:style-name="Standard"><text:s text:c="16"/>}</text:p>
      <text:p text:style-name="Standard"><text:s text:c="12"/>}</text:p>
      <text:p text:style-name="Standard"><text:s text:c="12"/>Err(e) =&gt; {</text:p>
      <text:p text:style-name="Standard"><text:s text:c="16"/>println!("Error reading input: {}", e);</text:p>
      <text:p text:style-name="Standard"><text:soft-page-break/><text:s text:c="16"/>break;</text:p>
      <text:p text:style-name="Standard"><text:s text:c="12"/>}</text:p>
      <text:p text:style-name="Standard"><text:s text:c="8"/>}</text:p>
      <text:p text:style-name="Standard"><text:s text:c="4"/>}</text:p>
      <text:p text:style-name="Standard"/>
      <text:p text:style-name="Standard"><text:s text:c="4"/>Ok(())</text:p>
      <text:p text:style-name="Standard">}</text:p>
      <text:p text:style-name="Standard">A.2 Implementation Notes</text:p>
      <text:p text:style-name="Standard">This prototype demonstrates several key Newbie design principles in working code:</text:p>
      <text:p text:style-name="Standard">A.2.1 Core Design Principles Implemented</text:p>
      <text:p text:style-name="Standard">Delimiter-Free Parsing: The parse_and_execute_line function implements the fundamental design</text:p>
      <text:p text:style-name="Standard">principle by processing tokens with the universal &amp; prefix system, separating natural language content</text:p>
      <text:p text:style-name="Standard">from modifiers without requiring quotes or complex escaping.</text:p>
      <text:p text:style-name="Standard">Universal &amp; Prefix System: All parsing keywords use the &amp; prefix ( &amp;numbered , &amp;first , &amp;lines , &amp;exit ,</text:p>
      <text:p text:style-name="Standard">etc.), demonstrating the consistent syntax that eliminates delimiter conflicts while remaining human-</text:p>
      <text:p text:style-name="Standard">readable.</text:p>
      <text:p text:style-name="Standard">Static Keyword Registry: The function pointer approach with KEYWORDS array enables O(1) command</text:p>
      <text:p text:style-name="Standard">lookup and compile-time verification of command handlers.</text:p>
      <text:p text:style-name="Standard">Fixed-Size Buffer Architecture: MAX_ARGS_PER_KEYWORD = 8 and fixed arrays prevent memory</text:p>
      <text:p text:style-name="Standard">expansion during parsing, supporting the streaming architecture goals.</text:p>
      <text:p text:style-name="Standard">Context-Aware Grammar: The modifier parsing shows how different contexts can have their own</text:p>
      <text:p text:style-name="Standard">parsing rules while maintaining the universal &amp; prefix principle.</text:p>
      <text:p text:style-name="Standard">Execution Model Separation: Clear distinction between context modifiers (return Continue ) and action</text:p>
      <text:p text:style-name="Standard">commands (return Stop ), with context reset between command lines.</text:p>
      <text:p text:style-name="Standard">A.2.2 Natural Language Command Structure</text:p>
      <text:p text:style-name="Standard">Unified Commands: The parsing architecture supports replacing multiple traditional tools with single</text:p>
      <text:p text:style-name="Standard">interfaces that use natural language modifiers instead of cryptic flags.Predictable Behavior: Commands do exactly what they say - &amp;first 10 &amp;lines gets the first 10 lines,</text:p>
      <text:p text:style-name="Standard">&amp;numbered adds line numbers, with no hidden "smart" behavior.</text:p>
      <text:p text:style-name="Standard">Human-Readable Options: Instead of memorizing flags, users can use self-documenting modifiers like</text:p>
      <text:p text:style-name="Standard">&amp;numbered , &amp;original_numbers , &amp;first , &amp;last .</text:p>
      <text:p text:style-name="Standard">A.2.3 Error Handling and User Experience</text:p>
      <text:p text:style-name="Standard">Rust Result Types: The implementation leverages Rust's Result types for robust error handling with clear</text:p>
      <text:p text:style-name="Standard">user feedback, following the design principle of helpful error messages.</text:p>
      <text:p text:style-name="Standard">Interactive Experience: The main loop provides a user-friendly interactive experience while maintaining</text:p>
      <text:p text:style-name="Standard">the natural language syntax.</text:p>
      <text:p text:style-name="Standard">Context Management: ExecutionContext tracks modifier state and resets between commands for</text:p>
      <text:p text:style-name="Standard">predictable behavior.</text:p>
      <text:p text:style-name="Standard">A.2.4 Extensible Architecture</text:p>
      <text:p text:style-name="Standard">Command Registration Pattern: The static KEYWORDS array with function pointers makes it</text:p>
      <text:p text:style-name="Standard">straightforward to add new commands while maintaining the natural language syntax pattern.</text:p>
      <text:p text:style-name="Standard">Handler Function Pattern: Each command handler follows a consistent signature, enabling uniform</text:p>
      <text:p text:style-name="Standard">argument processing and context management.</text:p>
      <text:p text:style-name="Standard">Clean Separation of Concerns: Each function has a clear responsibility - parsing, command dispatch,</text:p>
      <text:p text:style-name="Standard">specific command execution - making the codebase maintainable and extensible.</text:p>
      <text:p text:style-name="Standard"><text:soft-page-break/>A.2.5 Future Implementation Phases</text:p>
      <text:p text:style-name="Standard">The current prototype establishes the foundation for implementing the full Newbie specification:</text:p>
      <text:p text:style-name="Standard">Phase 2: Add the pattern language ( &amp;start...&amp;end ) with streaming processing capabilities for the &amp;find</text:p>
      <text:p text:style-name="Standard">command.</text:p>
      <text:p text:style-name="Standard">Phase 3: Implement additional commands ( &amp;copy , &amp;move , &amp;remove , &amp;admin , &amp;call ) with their</text:p>
      <text:p text:style-name="Standard">respective natural language syntax.</text:p>
      <text:p text:style-name="Standard">Phase 4: Add control flow structures ( &amp;if , &amp;for , &amp;while ) with indentation-based parsing.</text:p>
      <text:p text:style-name="Standard">Phase 5: Implement the full variable system ( &amp;v. , &amp;system. , &amp;global. namespaces) and arithmetic</text:p>
      <text:p text:style-name="Standard">operations.</text:p>
      <text:p text:style-name="Standard">Phase 6: Add GNU tool integration and pipeline operations for compatibility with existing shell</text:p>
      <text:p text:style-name="Standard">workflows.This implementation serves as a working proof-of-concept that validates the core design principles while</text:p>
      <text:p text:style-name="Standard">providing a foundation for building the complete Newbie shell system.</text:p>
      <text:p text:style-name="Standard">This document reflects the current architectural decisions and implementation status of the Newbie shell</text:p>
      <text:p text:style-name="Standard">project as of the Phase 1 core engine completion. The spec-driven approach ensures design consistency</text:p>
      <text:p text:style-name="Standard">as complexity increases during developme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2T12:38:58.099178481</meta:creation-date>
    <dc:date>2025-09-22T12:41:19.994588832</dc:date>
    <meta:editing-duration>PT2M22S</meta:editing-duration>
    <meta:editing-cycles>1</meta:editing-cycles>
    <meta:document-statistic meta:table-count="0" meta:image-count="0" meta:object-count="0" meta:page-count="35" meta:paragraph-count="1554" meta:word-count="9169" meta:character-count="70759" meta:non-whitespace-character-count="60505"/>
    <meta:generator>LibreOffice/25.2.6.2$Linux_X86_64 LibreOffice_project/520$Build-2</meta:generator>
  </office:meta>
</office:document-meta>
</file>